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1.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06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3">
          <table:table-cell office:value-type="string">
            <text:p>Trip</text:p>
          </table:table-cell>
          <table:table-cell office:value-type="string">
            <text:p>wwmmcc per lt</text:p>
          </table:table-cell>
          <table:table-cell office:value-type="string">
            <text:p>cost</text:p>
          </table:table-cell>
          <table:table-cell office:value-type="string">
            <text:p>profit</text:p>
          </table:table-cell>
          <table:table-cell office:value-type="string">
            <text:p>wwwwcmm</text:p>
          </table:table-cell>
          <table:table-cell office:value-type="string">
            <text:p>container cost</text:p>
          </table:table-cell>
          <table:table-cell office:value-type="string">
            <text:p>container time</text:p>
          </table:table-cell>
          <table:table-cell office:value-type="string">
            <text:p>epl withconatierr</text:p>
          </table:table-cell>
          <table:table-cell office:value-type="string">
            <text:p>porter pl</text:p>
          </table:table-cell>
          <table:table-cell table:style-name="ce2" office:value-type="string">
            <text:p># porter needed</text:p>
          </table:table-cell>
          <table:table-cell table:style-name="ce2" office:value-type="string">
            <text:p>upgraders meeded</text:p>
          </table:table-cell>
          <table:table-cell office:value-type="string">
            <text:p>creep cost</text:p>
          </table:table-cell>
          <table:table-cell office:value-type="string">
            <text:p>profit</text:p>
          </table:table-cell>
          <table:table-cell office:value-type="string">
            <text:p>1 souce</text:p>
          </table:table-cell>
          <table:table-cell office:value-type="string">
            <text:p>2 source</text:p>
          </table:table-cell>
          <table:table-cell office:value-type="string">
            <text:p>road cost</text:p>
          </table:table-cell>
          <table:table-cell office:value-type="string">
            <text:p>liftets repay</text:p>
          </table:table-cell>
          <table:table-cell office:value-type="string">
            <text:p>hours</text:p>
          </table:table-cell>
          <table:table-cell office:value-type="string">
            <text:p>reserve cost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table:formula="of:=1500*100/(2*[.A2]+75)" office:value-type="float" office:value="1578.94736842105">
            <text:p>1579</text:p>
          </table:table-cell>
          <table:table-cell table:style-name="ce1" office:value-type="float" office:value="400">
            <text:p>400</text:p>
          </table:table-cell>
          <table:table-cell table:style-name="ce1" table:formula="of:=[.B2]-[.C2]" office:value-type="float" office:value="1178.94736842105">
            <text:p>1179</text:p>
          </table:table-cell>
          <table:table-cell table:style-name="ce1" table:formula="of:=(1500-[.A2]*1.25)*8" office:value-type="float" office:value="11900">
            <text:p>119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2]*1.25-[.G2])*8-[.F2]" office:value-type="float" office:value="9646">
            <text:p>9646</text:p>
          </table:table-cell>
          <table:table-cell table:style-name="ce1" table:formula="of:=300*1500/(2*[.A2])" office:value-type="float" office:value="22500">
            <text:p>22500</text:p>
          </table:table-cell>
          <table:table-cell table:style-name="ce2" table:formula="of:=[.H2]/[.I2]" office:value-type="float" office:value="0.428711111111111">
            <text:p>0.4</text:p>
          </table:table-cell>
          <table:table-cell table:style-name="ce2" table:formula="of:=[.H2]/5000" office:value-type="float" office:value="1.9292">
            <text:p>1.9</text:p>
          </table:table-cell>
          <table:table-cell table:style-name="ce1" table:formula="of:=550+[.J2]*450+[.K2]*550" office:value-type="float" office:value="1803.98">
            <text:p>1804</text:p>
          </table:table-cell>
          <table:table-cell table:style-name="ce1" table:formula="of:=[.H2]-[.L2]" office:value-type="float" office:value="7842.02">
            <text:p>7842</text:p>
          </table:table-cell>
          <table:table-cell table:number-columns-repeated="2"/>
          <table:table-cell table:style-name="ce1" table:formula="of:=[.A2]*300" office:value-type="float" office:value="3000">
            <text:p>3000</text:p>
          </table:table-cell>
          <table:table-cell table:style-name="ce2" table:formula="of:=[.P2]/[.M2]" office:value-type="float" office:value="0.382554494887797">
            <text:p>0.4</text:p>
          </table:table-cell>
          <table:table-cell table:style-name="ce2" table:formula="of:=[.Q2]*1500/(60*60)" office:value-type="float" office:value="0.159397706203249">
            <text:p>0.2</text:p>
          </table:table-cell>
          <table:table-cell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1" table:formula="of:=1500*100/(2*[.A3]+75)" office:value-type="float" office:value="1304.34782608696">
            <text:p>1304</text:p>
          </table:table-cell>
          <table:table-cell table:style-name="ce1" office:value-type="float" office:value="400">
            <text:p>400</text:p>
          </table:table-cell>
          <table:table-cell table:style-name="ce1" table:formula="of:=[.B3]-[.C3]" office:value-type="float" office:value="904.347826086956">
            <text:p>904</text:p>
          </table:table-cell>
          <table:table-cell table:style-name="ce1" table:formula="of:=(1500-[.A3]*1.25)*8" office:value-type="float" office:value="11800">
            <text:p>118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3]*1.25-[.G3])*8-[.F3]" office:value-type="float" office:value="9546">
            <text:p>9546</text:p>
          </table:table-cell>
          <table:table-cell table:style-name="ce1" table:formula="of:=300*1500/(2*[.A3])" office:value-type="float" office:value="11250">
            <text:p>11250</text:p>
          </table:table-cell>
          <table:table-cell table:style-name="ce2" table:formula="of:=[.H3]/[.I3]" office:value-type="float" office:value="0.848533333333333">
            <text:p>0.8</text:p>
          </table:table-cell>
          <table:table-cell table:style-name="ce2" table:formula="of:=[.H3]/5000" office:value-type="float" office:value="1.9092">
            <text:p>1.9</text:p>
          </table:table-cell>
          <table:table-cell table:style-name="ce1" table:formula="of:=550+[.J3]*450+[.K3]*550" office:value-type="float" office:value="1981.9">
            <text:p>1982</text:p>
          </table:table-cell>
          <table:table-cell table:style-name="ce1" table:formula="of:=[.H3]-[.L3]" office:value-type="float" office:value="7564.1">
            <text:p>7564</text:p>
          </table:table-cell>
          <table:table-cell table:number-columns-repeated="2"/>
          <table:table-cell table:style-name="ce1" table:formula="of:=[.A3]*300" office:value-type="float" office:value="6000">
            <text:p>6000</text:p>
          </table:table-cell>
          <table:table-cell table:style-name="ce2" table:formula="of:=[.P3]/[.M3]" office:value-type="float" office:value="0.793220607871392">
            <text:p>0.8</text:p>
          </table:table-cell>
          <table:table-cell table:style-name="ce2" table:formula="of:=[.Q3]*1500/(60*60)" office:value-type="float" office:value="0.33050858661308">
            <text:p>0.3</text:p>
          </table:table-cell>
          <table:table-cell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1" table:formula="of:=1500*100/(2*[.A4]+75)" office:value-type="float" office:value="1111.11111111111">
            <text:p>1111</text:p>
          </table:table-cell>
          <table:table-cell table:style-name="ce1" office:value-type="float" office:value="400">
            <text:p>400</text:p>
          </table:table-cell>
          <table:table-cell table:style-name="ce1" table:formula="of:=[.B4]-[.C4]" office:value-type="float" office:value="711.111111111111">
            <text:p>711</text:p>
          </table:table-cell>
          <table:table-cell table:style-name="ce1" table:formula="of:=(1500-[.A4]*1.25)*8" office:value-type="float" office:value="11700">
            <text:p>117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4]*1.25-[.G4])*8-[.F4]" office:value-type="float" office:value="9446">
            <text:p>9446</text:p>
          </table:table-cell>
          <table:table-cell table:style-name="ce1" table:formula="of:=300*1500/(2*[.A4])" office:value-type="float" office:value="7500">
            <text:p>7500</text:p>
          </table:table-cell>
          <table:table-cell table:style-name="ce2" table:formula="of:=[.H4]/[.I4]" office:value-type="float" office:value="1.25946666666667">
            <text:p>1.3</text:p>
          </table:table-cell>
          <table:table-cell table:style-name="ce2" table:formula="of:=[.H4]/5000" office:value-type="float" office:value="1.8892">
            <text:p>1.9</text:p>
          </table:table-cell>
          <table:table-cell table:style-name="ce1" table:formula="of:=550+[.J4]*450+[.K4]*550" office:value-type="float" office:value="2155.82">
            <text:p>2156</text:p>
          </table:table-cell>
          <table:table-cell table:style-name="ce1" table:formula="of:=[.H4]-[.L4]" office:value-type="float" office:value="7290.18">
            <text:p>7290</text:p>
          </table:table-cell>
          <table:table-cell table:number-columns-repeated="2"/>
          <table:table-cell table:style-name="ce1" table:formula="of:=[.A4]*300" office:value-type="float" office:value="9000">
            <text:p>9000</text:p>
          </table:table-cell>
          <table:table-cell table:style-name="ce2" table:formula="of:=[.P4]/[.M4]" office:value-type="float" office:value="1.23453741882916">
            <text:p>1.2</text:p>
          </table:table-cell>
          <table:table-cell table:style-name="ce2" table:formula="of:=[.Q4]*1500/(60*60)" office:value-type="float" office:value="0.514390591178819">
            <text:p>0.5</text:p>
          </table:table-cell>
          <table:table-cell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1" table:formula="of:=1500*100/(2*[.A5]+75)" office:value-type="float" office:value="967.741935483871">
            <text:p>968</text:p>
          </table:table-cell>
          <table:table-cell table:style-name="ce1" office:value-type="float" office:value="400">
            <text:p>400</text:p>
          </table:table-cell>
          <table:table-cell table:style-name="ce1" table:formula="of:=[.B5]-[.C5]" office:value-type="float" office:value="567.741935483871">
            <text:p>568</text:p>
          </table:table-cell>
          <table:table-cell table:style-name="ce1" table:formula="of:=(1500-[.A5]*1.25)*8" office:value-type="float" office:value="11600">
            <text:p>116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5]*1.25-[.G5])*8-[.F5]" office:value-type="float" office:value="9346">
            <text:p>9346</text:p>
          </table:table-cell>
          <table:table-cell table:style-name="ce1" table:formula="of:=300*1500/(2*[.A5])" office:value-type="float" office:value="5625">
            <text:p>5625</text:p>
          </table:table-cell>
          <table:table-cell table:style-name="ce2" table:formula="of:=[.H5]/[.I5]" office:value-type="float" office:value="1.66151111111111">
            <text:p>1.7</text:p>
          </table:table-cell>
          <table:table-cell table:style-name="ce2" table:formula="of:=[.H5]/5000" office:value-type="float" office:value="1.8692">
            <text:p>1.9</text:p>
          </table:table-cell>
          <table:table-cell table:style-name="ce1" table:formula="of:=550+[.J5]*450+[.K5]*550" office:value-type="float" office:value="2325.74">
            <text:p>2326</text:p>
          </table:table-cell>
          <table:table-cell table:style-name="ce1" table:formula="of:=[.H5]-[.L5]" office:value-type="float" office:value="7020.26">
            <text:p>7020</text:p>
          </table:table-cell>
          <table:table-cell table:number-columns-repeated="2"/>
          <table:table-cell table:style-name="ce1" table:formula="of:=[.A5]*300" office:value-type="float" office:value="12000">
            <text:p>12000</text:p>
          </table:table-cell>
          <table:table-cell table:style-name="ce2" table:formula="of:=[.P5]/[.M5]" office:value-type="float" office:value="1.70933840057206">
            <text:p>1.7</text:p>
          </table:table-cell>
          <table:table-cell table:style-name="ce2" table:formula="of:=[.Q5]*1500/(60*60)" office:value-type="float" office:value="0.712224333571691">
            <text:p>0.7</text:p>
          </table:table-cell>
          <table:table-cell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1" table:formula="of:=1500*100/(2*[.A6]+75)" office:value-type="float" office:value="857.142857142857">
            <text:p>857</text:p>
          </table:table-cell>
          <table:table-cell table:style-name="ce1" office:value-type="float" office:value="400">
            <text:p>400</text:p>
          </table:table-cell>
          <table:table-cell table:style-name="ce1" table:formula="of:=[.B6]-[.C6]" office:value-type="float" office:value="457.142857142857">
            <text:p>457</text:p>
          </table:table-cell>
          <table:table-cell table:style-name="ce1" table:formula="of:=(1500-[.A6]*1.25)*8" office:value-type="float" office:value="11500">
            <text:p>115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6]*1.25-[.G6])*8-[.F6]" office:value-type="float" office:value="9246">
            <text:p>9246</text:p>
          </table:table-cell>
          <table:table-cell table:style-name="ce1" table:formula="of:=300*1500/(2*[.A6])" office:value-type="float" office:value="4500">
            <text:p>4500</text:p>
          </table:table-cell>
          <table:table-cell table:style-name="ce2" table:formula="of:=[.H6]/[.I6]" office:value-type="float" office:value="2.05466666666667">
            <text:p>2.1</text:p>
          </table:table-cell>
          <table:table-cell table:style-name="ce2" table:formula="of:=[.H6]/5000" office:value-type="float" office:value="1.8492">
            <text:p>1.8</text:p>
          </table:table-cell>
          <table:table-cell table:style-name="ce1" table:formula="of:=550+[.J6]*450+[.K6]*550" office:value-type="float" office:value="2491.66">
            <text:p>2492</text:p>
          </table:table-cell>
          <table:table-cell table:style-name="ce1" table:formula="of:=[.H6]-[.L6]" office:value-type="float" office:value="6754.34">
            <text:p>6754</text:p>
          </table:table-cell>
          <table:table-cell table:formula="of:=[.M6]-[.S6]" office:value-type="float" office:value="5431.34">
            <text:p>5431.34</text:p>
          </table:table-cell>
          <table:table-cell table:formula="of:=[.M6]-[.S6]/2" office:value-type="float" office:value="6092.84">
            <text:p>6092.84</text:p>
          </table:table-cell>
          <table:table-cell table:style-name="ce1" table:formula="of:=[.A6]*300" office:value-type="float" office:value="15000">
            <text:p>15000</text:p>
          </table:table-cell>
          <table:table-cell table:style-name="ce2" table:formula="of:=[.P6]/[.M6]" office:value-type="float" office:value="2.22079433371728">
            <text:p>2.2</text:p>
          </table:table-cell>
          <table:table-cell table:style-name="ce2" table:formula="of:=[.Q6]*1500/(60*60)" office:value-type="float" office:value="0.925330972382202">
            <text:p>0.9</text:p>
          </table:table-cell>
          <table:table-cell office:value-type="float" office:value="1323">
            <text:p>1323</text:p>
          </table:table-cell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1" table:formula="of:=1500*100/(2*[.A7]+75)" office:value-type="float" office:value="666.666666666667">
            <text:p>667</text:p>
          </table:table-cell>
          <table:table-cell table:style-name="ce1" office:value-type="float" office:value="400">
            <text:p>400</text:p>
          </table:table-cell>
          <table:table-cell table:style-name="ce1" table:formula="of:=[.B7]-[.C7]" office:value-type="float" office:value="266.666666666667">
            <text:p>267</text:p>
          </table:table-cell>
          <table:table-cell table:style-name="ce1" table:formula="of:=(1500-[.A7]*1.25)*8" office:value-type="float" office:value="11250">
            <text:p>1125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7]*1.25-[.G7])*8-[.F7]" office:value-type="float" office:value="8996">
            <text:p>8996</text:p>
          </table:table-cell>
          <table:table-cell table:style-name="ce1" table:formula="of:=300*1500/(2*[.A7])" office:value-type="float" office:value="3000">
            <text:p>3000</text:p>
          </table:table-cell>
          <table:table-cell table:style-name="ce2" table:formula="of:=[.H7]/[.I7]" office:value-type="float" office:value="2.99866666666667">
            <text:p>3.0</text:p>
          </table:table-cell>
          <table:table-cell table:style-name="ce2" table:formula="of:=[.H7]/5000" office:value-type="float" office:value="1.7992">
            <text:p>1.8</text:p>
          </table:table-cell>
          <table:table-cell table:style-name="ce1" table:formula="of:=550+[.J7]*450+[.K7]*550" office:value-type="float" office:value="2888.96">
            <text:p>2889</text:p>
          </table:table-cell>
          <table:table-cell table:style-name="ce1" table:formula="of:=[.H7]-[.L7]" office:value-type="float" office:value="6107.04">
            <text:p>6107</text:p>
          </table:table-cell>
          <table:table-cell table:formula="of:=[.M7]-[.S7]" office:value-type="float" office:value="4744.04">
            <text:p>4744.04</text:p>
          </table:table-cell>
          <table:table-cell table:formula="of:=[.M7]-[.S7]/2" office:value-type="float" office:value="5425.54">
            <text:p>5425.54</text:p>
          </table:table-cell>
          <table:table-cell table:style-name="ce1" table:formula="of:=[.A7]*300" office:value-type="float" office:value="22500">
            <text:p>22500</text:p>
          </table:table-cell>
          <table:table-cell table:style-name="ce2" table:formula="of:=[.P7]/[.M7]" office:value-type="float" office:value="3.68427257722235">
            <text:p>3.7</text:p>
          </table:table-cell>
          <table:table-cell table:style-name="ce2" table:formula="of:=[.Q7]*1500/(60*60)" office:value-type="float" office:value="1.53511357384265">
            <text:p>1.5</text:p>
          </table:table-cell>
          <table:table-cell office:value-type="float" office:value="1363">
            <text:p>1363</text:p>
          </table:table-cell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1" table:formula="of:=1500*100/(2*[.A8]+75)" office:value-type="float" office:value="545.454545454546">
            <text:p>545</text:p>
          </table:table-cell>
          <table:table-cell table:style-name="ce1" office:value-type="float" office:value="400">
            <text:p>400</text:p>
          </table:table-cell>
          <table:table-cell table:style-name="ce1" table:formula="of:=[.B8]-[.C8]" office:value-type="float" office:value="145.454545454546">
            <text:p>145</text:p>
          </table:table-cell>
          <table:table-cell table:style-name="ce1" table:formula="of:=(1500-[.A8]*1.25)*8" office:value-type="float" office:value="11000">
            <text:p>110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8]*1.25-[.G8])*8-[.F8]" office:value-type="float" office:value="8746">
            <text:p>8746</text:p>
          </table:table-cell>
          <table:table-cell table:style-name="ce1" table:formula="of:=300*1500/(2*[.A8])" office:value-type="float" office:value="2250">
            <text:p>2250</text:p>
          </table:table-cell>
          <table:table-cell table:style-name="ce2" table:formula="of:=[.H8]/[.I8]" office:value-type="float" office:value="3.88711111111111">
            <text:p>3.9</text:p>
          </table:table-cell>
          <table:table-cell table:style-name="ce2" table:formula="of:=[.H8]/5000" office:value-type="float" office:value="1.7492">
            <text:p>1.7</text:p>
          </table:table-cell>
          <table:table-cell table:style-name="ce1" table:formula="of:=550+[.J8]*450+[.K8]*550" office:value-type="float" office:value="3261.26">
            <text:p>3261</text:p>
          </table:table-cell>
          <table:table-cell table:style-name="ce1" table:formula="of:=[.H8]-[.L8]" office:value-type="float" office:value="5484.74">
            <text:p>5485</text:p>
          </table:table-cell>
          <table:table-cell table:formula="of:=[.M8]-[.S8]" office:value-type="float" office:value="4078.74">
            <text:p>4078.74</text:p>
          </table:table-cell>
          <table:table-cell table:formula="of:=[.M8]-[.S8]/2" office:value-type="float" office:value="4781.74">
            <text:p>4781.74</text:p>
          </table:table-cell>
          <table:table-cell table:style-name="ce1" table:formula="of:=[.A8]*300" office:value-type="float" office:value="30000">
            <text:p>30000</text:p>
          </table:table-cell>
          <table:table-cell table:style-name="ce2" table:formula="of:=[.P8]/[.M8]" office:value-type="float" office:value="5.4697214453192">
            <text:p>5.5</text:p>
          </table:table-cell>
          <table:table-cell table:style-name="ce2" table:formula="of:=[.Q8]*1500/(60*60)" office:value-type="float" office:value="2.27905060221633">
            <text:p>2.3</text:p>
          </table:table-cell>
          <table:table-cell office:value-type="float" office:value="1406">
            <text:p>1406</text:p>
          </table:table-cell>
        </table:table-row>
        <table:table-row table:style-name="ro2">
          <table:table-cell table:style-name="ce1" office:value-type="float" office:value="125">
            <text:p>125</text:p>
          </table:table-cell>
          <table:table-cell table:style-name="ce1" table:formula="of:=1500*100/(2*[.A9]+75)" office:value-type="float" office:value="461.538461538462">
            <text:p>462</text:p>
          </table:table-cell>
          <table:table-cell table:style-name="ce1" office:value-type="float" office:value="400">
            <text:p>400</text:p>
          </table:table-cell>
          <table:table-cell table:style-name="ce1" table:formula="of:=[.B9]-[.C9]" office:value-type="float" office:value="61.5384615384616">
            <text:p>62</text:p>
          </table:table-cell>
          <table:table-cell table:style-name="ce1" table:formula="of:=(1500-[.A9]*1.25)*8" office:value-type="float" office:value="10750">
            <text:p>1075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9]*1.25-[.G9])*8-[.F9]" office:value-type="float" office:value="8496">
            <text:p>8496</text:p>
          </table:table-cell>
          <table:table-cell table:style-name="ce1" table:formula="of:=300*1500/(2*[.A9])" office:value-type="float" office:value="1800">
            <text:p>1800</text:p>
          </table:table-cell>
          <table:table-cell table:style-name="ce2" table:formula="of:=[.H9]/[.I9]" office:value-type="float" office:value="4.72">
            <text:p>4.7</text:p>
          </table:table-cell>
          <table:table-cell table:style-name="ce2" table:formula="of:=[.H9]/5000" office:value-type="float" office:value="1.6992">
            <text:p>1.7</text:p>
          </table:table-cell>
          <table:table-cell table:style-name="ce1" table:formula="of:=550+[.J9]*450+[.K9]*550" office:value-type="float" office:value="3608.56">
            <text:p>3609</text:p>
          </table:table-cell>
          <table:table-cell table:style-name="ce1" table:formula="of:=[.H9]-[.L9]" office:value-type="float" office:value="4887.44">
            <text:p>4887</text:p>
          </table:table-cell>
          <table:table-cell table:formula="of:=[.M9]-[.S9]" office:value-type="float" office:value="3436.44">
            <text:p>3436.44</text:p>
          </table:table-cell>
          <table:table-cell table:formula="of:=[.M9]-[.S9]/2" office:value-type="float" office:value="4161.94">
            <text:p>4161.94</text:p>
          </table:table-cell>
          <table:table-cell table:style-name="ce1" table:formula="of:=[.A9]*300" office:value-type="float" office:value="37500">
            <text:p>37500</text:p>
          </table:table-cell>
          <table:table-cell table:style-name="ce2" table:formula="of:=[.P9]/[.M9]" office:value-type="float" office:value="7.67272846316272">
            <text:p>7.7</text:p>
          </table:table-cell>
          <table:table-cell table:style-name="ce2" table:formula="of:=[.Q9]*1500/(60*60)" office:value-type="float" office:value="3.19697019298447">
            <text:p>3.2</text:p>
          </table:table-cell>
          <table:table-cell office:value-type="float" office:value="1451">
            <text:p>1451</text:p>
          </table:table-cell>
        </table:table-row>
        <table:table-row table:style-name="ro2">
          <table:table-cell table:style-name="ce1" office:value-type="float" office:value="150">
            <text:p>150</text:p>
          </table:table-cell>
          <table:table-cell table:style-name="ce1" table:formula="of:=1500*100/(2*[.A10]+75)" office:value-type="float" office:value="400">
            <text:p>400</text:p>
          </table:table-cell>
          <table:table-cell table:style-name="ce1" office:value-type="float" office:value="400">
            <text:p>400</text:p>
          </table:table-cell>
          <table:table-cell table:style-name="ce1" table:formula="of:=[.B10]-[.C10]" office:value-type="float" office:value="0">
            <text:p>0</text:p>
          </table:table-cell>
          <table:table-cell table:style-name="ce1" table:formula="of:=(1500-[.A10]*1.25)*8" office:value-type="float" office:value="10500">
            <text:p>105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10]*1.25-[.G10])*8-[.F10]" office:value-type="float" office:value="8246">
            <text:p>8246</text:p>
          </table:table-cell>
          <table:table-cell table:style-name="ce1" table:formula="of:=300*1500/(2*[.A10])" office:value-type="float" office:value="1500">
            <text:p>1500</text:p>
          </table:table-cell>
          <table:table-cell table:style-name="ce2" table:formula="of:=[.H10]/[.I10]" office:value-type="float" office:value="5.49733333333333">
            <text:p>5.5</text:p>
          </table:table-cell>
          <table:table-cell table:style-name="ce2" table:formula="of:=[.H10]/5000" office:value-type="float" office:value="1.6492">
            <text:p>1.6</text:p>
          </table:table-cell>
          <table:table-cell table:style-name="ce1" table:formula="of:=550+[.J10]*450+[.K10]*550" office:value-type="float" office:value="3930.86">
            <text:p>3931</text:p>
          </table:table-cell>
          <table:table-cell table:style-name="ce1" table:formula="of:=[.H10]-[.L10]" office:value-type="float" office:value="4315.14">
            <text:p>4315</text:p>
          </table:table-cell>
          <table:table-cell table:formula="of:=[.M10]-[.S10]" office:value-type="float" office:value="2815.14">
            <text:p>2815.14</text:p>
          </table:table-cell>
          <table:table-cell table:formula="of:=[.M10]-[.S10]/2" office:value-type="float" office:value="3565.14">
            <text:p>3565.14</text:p>
          </table:table-cell>
          <table:table-cell table:style-name="ce1" table:formula="of:=[.A10]*300" office:value-type="float" office:value="45000">
            <text:p>45000</text:p>
          </table:table-cell>
          <table:table-cell table:style-name="ce2" table:formula="of:=[.P10]/[.M10]" office:value-type="float" office:value="10.4283986151087">
            <text:p>10.4</text:p>
          </table:table-cell>
          <table:table-cell table:style-name="ce2" table:formula="of:=[.Q10]*1500/(60*60)" office:value-type="float" office:value="4.34516608962861">
            <text:p>4.3</text:p>
          </table:table-cell>
          <table:table-cell office:value-type="float" office:value="1500">
            <text:p>1500</text:p>
          </table:table-cell>
        </table:table-row>
        <table:table-row table:style-name="ro2">
          <table:table-cell table:style-name="ce1" office:value-type="float" office:value="200">
            <text:p>200</text:p>
          </table:table-cell>
          <table:table-cell table:style-name="ce1" table:formula="of:=1500*100/(2*[.A11]+75)" office:value-type="float" office:value="315.789473684211">
            <text:p>316</text:p>
          </table:table-cell>
          <table:table-cell table:style-name="ce1" office:value-type="float" office:value="400">
            <text:p>400</text:p>
          </table:table-cell>
          <table:table-cell table:style-name="ce1" table:formula="of:=[.B11]-[.C11]" office:value-type="float" office:value="-84.2105263157895">
            <text:p>-84</text:p>
          </table:table-cell>
          <table:table-cell table:style-name="ce1" table:formula="of:=(1500-[.A11]*1.25)*8" office:value-type="float" office:value="10000">
            <text:p>100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11]*1.25-[.G11])*8-[.F11]" office:value-type="float" office:value="7746">
            <text:p>7746</text:p>
          </table:table-cell>
          <table:table-cell table:style-name="ce1" table:formula="of:=300*1500/(2*[.A11])" office:value-type="float" office:value="1125">
            <text:p>1125</text:p>
          </table:table-cell>
          <table:table-cell table:style-name="ce2" table:formula="of:=[.H11]/[.I11]" office:value-type="float" office:value="6.88533333333333">
            <text:p>6.9</text:p>
          </table:table-cell>
          <table:table-cell table:style-name="ce2" table:formula="of:=[.H11]/5000" office:value-type="float" office:value="1.5492">
            <text:p>1.5</text:p>
          </table:table-cell>
          <table:table-cell table:style-name="ce1" table:formula="of:=550+[.J11]*450+[.K11]*550" office:value-type="float" office:value="4500.46">
            <text:p>4500</text:p>
          </table:table-cell>
          <table:table-cell table:style-name="ce1" table:formula="of:=[.H11]-[.L11]" office:value-type="float" office:value="3245.54">
            <text:p>3246</text:p>
          </table:table-cell>
          <table:table-cell table:formula="of:=[.M11]-[.S11]" office:value-type="float" office:value="1638.54">
            <text:p>1638.54</text:p>
          </table:table-cell>
          <table:table-cell table:formula="of:=[.M11]-[.S11]/2" office:value-type="float" office:value="2442.04">
            <text:p>2442.04</text:p>
          </table:table-cell>
          <table:table-cell table:style-name="ce1" table:formula="of:=[.A11]*300" office:value-type="float" office:value="60000">
            <text:p>60000</text:p>
          </table:table-cell>
          <table:table-cell table:style-name="ce2" table:formula="of:=[.P11]/[.M11]" office:value-type="float" office:value="18.4869081878516">
            <text:p>18.5</text:p>
          </table:table-cell>
          <table:table-cell table:style-name="ce2" table:formula="of:=[.Q11]*1500/(60*60)" office:value-type="float" office:value="7.70287841160485">
            <text:p>7.7</text:p>
          </table:table-cell>
          <table:table-cell office:value-type="float" office:value="1607">
            <text:p>1607</text:p>
          </table:table-cell>
        </table:table-row>
        <table:table-row table:style-name="ro2">
          <table:table-cell table:style-name="ce1" office:value-type="float" office:value="250">
            <text:p>250</text:p>
          </table:table-cell>
          <table:table-cell table:style-name="ce1" table:formula="of:=1500*100/(2*[.A12]+75)" office:value-type="float" office:value="260.869565217391">
            <text:p>261</text:p>
          </table:table-cell>
          <table:table-cell table:style-name="ce1" office:value-type="float" office:value="400">
            <text:p>400</text:p>
          </table:table-cell>
          <table:table-cell table:style-name="ce1" table:formula="of:=[.B12]-[.C12]" office:value-type="float" office:value="-139.130434782609">
            <text:p>-139</text:p>
          </table:table-cell>
          <table:table-cell table:style-name="ce1" table:formula="of:=(1500-[.A12]*1.25)*8" office:value-type="float" office:value="9500">
            <text:p>95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12]*1.25-[.G12])*8-[.F12]" office:value-type="float" office:value="7246">
            <text:p>7246</text:p>
          </table:table-cell>
          <table:table-cell table:style-name="ce1" table:formula="of:=300*1500/(2*[.A12])" office:value-type="float" office:value="900">
            <text:p>900</text:p>
          </table:table-cell>
          <table:table-cell table:style-name="ce2" table:formula="of:=[.H12]/[.I12]" office:value-type="float" office:value="8.05111111111111">
            <text:p>8.1</text:p>
          </table:table-cell>
          <table:table-cell table:style-name="ce2" table:formula="of:=[.H12]/5000" office:value-type="float" office:value="1.4492">
            <text:p>1.4</text:p>
          </table:table-cell>
          <table:table-cell table:style-name="ce1" table:formula="of:=550+[.J12]*450+[.K12]*550" office:value-type="float" office:value="4970.06">
            <text:p>4970</text:p>
          </table:table-cell>
          <table:table-cell table:style-name="ce1" table:formula="of:=[.H12]-[.L12]" office:value-type="float" office:value="2275.94">
            <text:p>2276</text:p>
          </table:table-cell>
          <table:table-cell table:formula="of:=[.M12]-[.S12]" office:value-type="float" office:value="545.94">
            <text:p>545.94</text:p>
          </table:table-cell>
          <table:table-cell table:formula="of:=[.M12]-[.S12]/2" office:value-type="float" office:value="1410.94">
            <text:p>1410.94</text:p>
          </table:table-cell>
          <table:table-cell table:style-name="ce1" table:formula="of:=[.A12]*300" office:value-type="float" office:value="75000">
            <text:p>75000</text:p>
          </table:table-cell>
          <table:table-cell table:style-name="ce2" table:formula="of:=[.P12]/[.M12]" office:value-type="float" office:value="32.9534170496586">
            <text:p>33.0</text:p>
          </table:table-cell>
          <table:table-cell table:style-name="ce2" table:formula="of:=[.Q12]*1500/(60*60)" office:value-type="float" office:value="13.7305904373578">
            <text:p>13.7</text:p>
          </table:table-cell>
          <table:table-cell office:value-type="float" office:value="1730">
            <text:p>1730</text:p>
          </table:table-cell>
        </table:table-row>
        <table:table-row table:style-name="ro2">
          <table:table-cell table:style-name="ce1" office:value-type="float" office:value="300">
            <text:p>300</text:p>
          </table:table-cell>
          <table:table-cell table:style-name="ce1" table:formula="of:=1500*100/(2*[.A13]+75)" office:value-type="float" office:value="222.222222222222">
            <text:p>222</text:p>
          </table:table-cell>
          <table:table-cell table:style-name="ce1" office:value-type="float" office:value="400">
            <text:p>400</text:p>
          </table:table-cell>
          <table:table-cell table:style-name="ce1" table:formula="of:=[.B13]-[.C13]" office:value-type="float" office:value="-177.777777777778">
            <text:p>-178</text:p>
          </table:table-cell>
          <table:table-cell table:style-name="ce1" table:formula="of:=(1500-[.A13]*1.25)*8" office:value-type="float" office:value="9000">
            <text:p>90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13]*1.25-[.G13])*8-[.F13]" office:value-type="float" office:value="6746">
            <text:p>6746</text:p>
          </table:table-cell>
          <table:table-cell table:style-name="ce1" table:formula="of:=300*1500/(2*[.A13])" office:value-type="float" office:value="750">
            <text:p>750</text:p>
          </table:table-cell>
          <table:table-cell table:style-name="ce2" table:formula="of:=[.H13]/[.I13]" office:value-type="float" office:value="8.99466666666667">
            <text:p>9.0</text:p>
          </table:table-cell>
          <table:table-cell table:style-name="ce2" table:formula="of:=[.H13]/5000" office:value-type="float" office:value="1.3492">
            <text:p>1.3</text:p>
          </table:table-cell>
          <table:table-cell table:style-name="ce1" table:formula="of:=550+[.J13]*450+[.K13]*550" office:value-type="float" office:value="5339.66">
            <text:p>5340</text:p>
          </table:table-cell>
          <table:table-cell table:style-name="ce1" table:formula="of:=[.H13]-[.L13]" office:value-type="float" office:value="1406.34">
            <text:p>1406</text:p>
          </table:table-cell>
          <table:table-cell table:formula="of:=[.M13]-[.S13]" office:value-type="float" office:value="-468.66">
            <text:p>-468.66</text:p>
          </table:table-cell>
          <table:table-cell table:formula="of:=[.M13]-[.S13]/2" office:value-type="float" office:value="468.84">
            <text:p>468.84</text:p>
          </table:table-cell>
          <table:table-cell table:style-name="ce1" table:formula="of:=[.A13]*300" office:value-type="float" office:value="90000">
            <text:p>90000</text:p>
          </table:table-cell>
          <table:table-cell table:style-name="ce2" table:formula="of:=[.P13]/[.M13]" office:value-type="float" office:value="63.9959042621272">
            <text:p>64.0</text:p>
          </table:table-cell>
          <table:table-cell table:style-name="ce2" table:formula="of:=[.Q13]*1500/(60*60)" office:value-type="float" office:value="26.6649601092197">
            <text:p>26.7</text:p>
          </table:table-cell>
          <table:table-cell office:value-type="float" office:value="1875">
            <text:p>1875</text:p>
          </table:table-cell>
        </table:table-row>
        <table:table-row table:style-name="ro2">
          <table:table-cell table:style-name="ce1" office:value-type="float" office:value="350">
            <text:p>350</text:p>
          </table:table-cell>
          <table:table-cell table:style-name="ce1" table:formula="of:=1500*100/(2*[.A14]+75)" office:value-type="float" office:value="193.548387096774">
            <text:p>194</text:p>
          </table:table-cell>
          <table:table-cell table:style-name="ce1" office:value-type="float" office:value="400">
            <text:p>400</text:p>
          </table:table-cell>
          <table:table-cell table:style-name="ce1" table:formula="of:=[.B14]-[.C14]" office:value-type="float" office:value="-206.451612903226">
            <text:p>-206</text:p>
          </table:table-cell>
          <table:table-cell table:style-name="ce1" table:formula="of:=(1500-[.A14]*1.25)*8" office:value-type="float" office:value="8500">
            <text:p>85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14]*1.25-[.G14])*8-[.F14]" office:value-type="float" office:value="6246">
            <text:p>6246</text:p>
          </table:table-cell>
          <table:table-cell table:style-name="ce1" table:formula="of:=300*1500/(2*[.A14])" office:value-type="float" office:value="642.857142857143">
            <text:p>643</text:p>
          </table:table-cell>
          <table:table-cell table:style-name="ce2" table:formula="of:=[.H14]/[.I14]" office:value-type="float" office:value="9.716">
            <text:p>9.7</text:p>
          </table:table-cell>
          <table:table-cell table:style-name="ce2" table:formula="of:=[.H14]/5000" office:value-type="float" office:value="1.2492">
            <text:p>1.2</text:p>
          </table:table-cell>
          <table:table-cell table:style-name="ce1" table:formula="of:=550+[.J14]*450+[.K14]*550" office:value-type="float" office:value="5609.26">
            <text:p>5609</text:p>
          </table:table-cell>
          <table:table-cell table:style-name="ce1" table:formula="of:=[.H14]-[.L14]" office:value-type="float" office:value="636.74">
            <text:p>637</text:p>
          </table:table-cell>
          <table:table-cell table:formula="of:=[.M14]-[.S14]" office:value-type="float" office:value="-1408.26">
            <text:p>-1408.26</text:p>
          </table:table-cell>
          <table:table-cell table:formula="of:=[.M14]-[.S14]/2" office:value-type="float" office:value="-385.76">
            <text:p>-385.76</text:p>
          </table:table-cell>
          <table:table-cell table:style-name="ce1" table:formula="of:=[.A14]*300" office:value-type="float" office:value="105000">
            <text:p>105000</text:p>
          </table:table-cell>
          <table:table-cell table:style-name="ce2" table:formula="of:=[.P14]/[.M14]" office:value-type="float" office:value="164.90247196658">
            <text:p>164.9</text:p>
          </table:table-cell>
          <table:table-cell table:style-name="ce2" table:formula="of:=[.Q14]*1500/(60*60)" office:value-type="float" office:value="68.7093633194083">
            <text:p>68.7</text:p>
          </table:table-cell>
          <table:table-cell office:value-type="float" office:value="2045">
            <text:p>2045</text:p>
          </table:table-cell>
        </table:table-row>
        <table:table-row table:style-name="ro2">
          <table:table-cell table:style-name="ce1" office:value-type="float" office:value="400">
            <text:p>400</text:p>
          </table:table-cell>
          <table:table-cell table:style-name="ce1" table:formula="of:=1500*100/(2*[.A15]+75)" office:value-type="float" office:value="171.428571428571">
            <text:p>171</text:p>
          </table:table-cell>
          <table:table-cell table:style-name="ce1" office:value-type="float" office:value="400">
            <text:p>400</text:p>
          </table:table-cell>
          <table:table-cell table:style-name="ce1" table:formula="of:=[.B15]-[.C15]" office:value-type="float" office:value="-228.571428571429">
            <text:p>-229</text:p>
          </table:table-cell>
          <table:table-cell table:style-name="ce1" table:formula="of:=(1500-[.A15]*1.25)*8" office:value-type="float" office:value="8000">
            <text:p>80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15]*1.25-[.G15])*8-[.F15]" office:value-type="float" office:value="5746">
            <text:p>5746</text:p>
          </table:table-cell>
          <table:table-cell table:style-name="ce1" table:formula="of:=300*1500/(2*[.A15])" office:value-type="float" office:value="562.5">
            <text:p>563</text:p>
          </table:table-cell>
          <table:table-cell table:style-name="ce2" table:formula="of:=[.H15]/[.I15]" office:value-type="float" office:value="10.2151111111111">
            <text:p>10.2</text:p>
          </table:table-cell>
          <table:table-cell table:style-name="ce2" table:formula="of:=[.H15]/5000" office:value-type="float" office:value="1.1492">
            <text:p>1.1</text:p>
          </table:table-cell>
          <table:table-cell table:style-name="ce1" table:formula="of:=550+[.J15]*450+[.K15]*550" office:value-type="float" office:value="5778.86">
            <text:p>5779</text:p>
          </table:table-cell>
          <table:table-cell table:style-name="ce1" table:formula="of:=[.H15]-[.L15]" office:value-type="float" office:value="-32.8600000000006">
            <text:p>-33</text:p>
          </table:table-cell>
          <table:table-cell table:formula="of:=[.M15]-[.S15]" office:value-type="float" office:value="-2282.86">
            <text:p>-2282.86</text:p>
          </table:table-cell>
          <table:table-cell table:formula="of:=[.M15]-[.S15]/2" office:value-type="float" office:value="-1157.86">
            <text:p>-1157.86</text:p>
          </table:table-cell>
          <table:table-cell table:style-name="ce1" table:formula="of:=[.A15]*300" office:value-type="float" office:value="120000">
            <text:p>120000</text:p>
          </table:table-cell>
          <table:table-cell table:style-name="ce2" table:number-columns-repeated="2"/>
          <table:table-cell office:value-type="float" office:value="2250">
            <text:p>2250</text:p>
          </table:table-cell>
        </table:table-row>
        <table:table-row table:style-name="ro2">
          <table:table-cell table:style-name="ce1" office:value-type="float" office:value="450">
            <text:p>450</text:p>
          </table:table-cell>
          <table:table-cell table:style-name="ce1" table:formula="of:=1500*100/(2*[.A16]+75)" office:value-type="float" office:value="153.846153846154">
            <text:p>154</text:p>
          </table:table-cell>
          <table:table-cell table:style-name="ce1" office:value-type="float" office:value="400">
            <text:p>400</text:p>
          </table:table-cell>
          <table:table-cell table:style-name="ce1" table:formula="of:=[.B16]-[.C16]" office:value-type="float" office:value="-246.153846153846">
            <text:p>-246</text:p>
          </table:table-cell>
          <table:table-cell table:style-name="ce1" table:formula="of:=(1500-[.A16]*1.25)*8" office:value-type="float" office:value="7500">
            <text:p>75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16]*1.25-[.G16])*8-[.F16]" office:value-type="float" office:value="5246">
            <text:p>5246</text:p>
          </table:table-cell>
          <table:table-cell table:style-name="ce1" table:formula="of:=300*1500/(2*[.A16])" office:value-type="float" office:value="500">
            <text:p>500</text:p>
          </table:table-cell>
          <table:table-cell table:style-name="ce2" table:formula="of:=[.H16]/[.I16]" office:value-type="float" office:value="10.492">
            <text:p>10.5</text:p>
          </table:table-cell>
          <table:table-cell table:style-name="ce2" table:formula="of:=[.H16]/5000" office:value-type="float" office:value="1.0492">
            <text:p>1.0</text:p>
          </table:table-cell>
          <table:table-cell table:style-name="ce1" table:formula="of:=550+[.J16]*450+[.K16]*550" office:value-type="float" office:value="5848.46">
            <text:p>5848</text:p>
          </table:table-cell>
          <table:table-cell table:style-name="ce1" table:formula="of:=[.H16]-[.L16]" office:value-type="float" office:value="-602.460000000001">
            <text:p>-602</text:p>
          </table:table-cell>
          <table:table-cell table:number-columns-repeated="2"/>
          <table:table-cell table:style-name="ce1" table:formula="of:=[.A16]*300" office:value-type="float" office:value="135000">
            <text:p>135000</text:p>
          </table:table-cell>
          <table:table-cell table:style-name="ce2" table:number-columns-repeated="2"/>
          <table:table-cell/>
        </table:table-row>
        <table:table-row table:style-name="ro2">
          <table:table-cell table:number-columns-repeated="4"/>
          <table:table-cell office:value-type="string">
            <text:p>Harvesting</text:p>
          </table:table-cell>
          <table:table-cell table:number-columns-repeated="14"/>
        </table:table-row>
        <table:table-row table:style-name="ro2">
          <table:table-cell office:value-type="string">
            <text:p>RCL</text:p>
          </table:table-cell>
          <table:table-cell office:value-type="string">
            <text:p>Spawn Energy</text:p>
          </table:table-cell>
          <table:table-cell/>
          <table:table-cell office:value-type="string">
            <text:p>Ws</text:p>
          </table:table-cell>
          <table:table-cell office:value-type="float" office:value="50">
            <text:p>50</text:p>
          </table:table-cell>
          <table:table-cell office:value-type="float" office:value="15000">
            <text:p>15000</text:p>
          </table:table-cell>
          <table:table-cell office:value-type="float" office:value="350">
            <text:p>350</text:p>
          </table:table-cell>
          <table:table-cell office:value-type="float" office:value="15000">
            <text:p>15000</text:p>
          </table:table-cell>
          <table:table-cell office:value-type="float" office:value="350">
            <text:p>350</text:p>
          </table:table-cell>
          <table:table-cell office:value-type="float" office:value="7500">
            <text:p>7500</text:p>
          </table:table-cell>
          <table:table-cell/>
          <table:table-cell office:value-type="float" office:value="50">
            <text:p>50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15000">
            <text:p>15000</text:p>
          </table:table-cell>
          <table:table-cell office:value-type="string">
            <text:p>Upgraders</text:p>
          </table:table-cell>
          <table:table-cell office:value-type="float" office:value="30000">
            <text:p>30000</text:p>
          </table:table-cell>
          <table:table-cell table:number-columns-repeated="2"/>
        </table:table-row>
        <table:table-row table:style-name="ro2">
          <table:table-cell table:number-columns-repeated="4" office:value-type="float" office:value="0">
            <text:p>0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([.B20]-300)/250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1500-[.E$18]*1.25)*[.$D20]*2" office:value-type="float" office:value="5750">
            <text:p>5750</text:p>
          </table:table-cell>
          <table:table-cell table:style-name="ce2" table:formula="of:=[.F$18]/[.E20]" office:value-type="float" office:value="2.60869565217391">
            <text:p>2.6</text:p>
          </table:table-cell>
          <table:table-cell table:formula="of:=(1500-[.G$18]*1.25)*[.$D20]*2" office:value-type="float" office:value="4250">
            <text:p>4250</text:p>
          </table:table-cell>
          <table:table-cell table:style-name="ce2" table:formula="of:=[.H$18]/[.G20]" office:value-type="float" office:value="3.52941176470588">
            <text:p>3.5</text:p>
          </table:table-cell>
          <table:table-cell table:formula="of:=(1500-[.I$18]*1.25)*[.$D20]*2" office:value-type="float" office:value="4250">
            <text:p>4250</text:p>
          </table:table-cell>
          <table:table-cell table:style-name="ce2" table:formula="of:=[.J$18]/[.I20]" office:value-type="float" office:value="1.76470588235294">
            <text:p>1.8</text:p>
          </table:table-cell>
          <table:table-cell/>
          <table:table-cell table:formula="of:=(1500-[.L$18]*1.25)*[.$D20]*2" office:value-type="float" office:value="5750">
            <text:p>5750</text:p>
          </table:table-cell>
          <table:table-cell table:style-name="ce2" table:formula="of:=[.M$18]/[.L20]" office:value-type="float" office:value="5.21739130434783">
            <text:p>5.2</text:p>
          </table:table-cell>
          <table:table-cell table:formula="of:=(1500-[.N$18]*1.25)*[.$D20]*2" office:value-type="float" office:value="5950">
            <text:p>5950</text:p>
          </table:table-cell>
          <table:table-cell table:style-name="ce2" table:formula="of:=[.O$18]/[.N20]" office:value-type="float" office:value="2.52100840336134">
            <text:p>2.5</text:p>
          </table:table-cell>
          <table:table-cell table:style-name="ce2" table:formula="of:=[.O20]*4" office:value-type="float" office:value="10.0840336134454">
            <text:p>10.1</text:p>
          </table:table-cell>
          <table:table-cell table:style-name="ce2" table:formula="of:=[.Q$18]/([.$D20]*(1500-20))" office:value-type="float" office:value="10.1351351351351">
            <text:p>10.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50">
            <text:p>550</text:p>
          </table:table-cell>
          <table:table-cell table:formula="of:=([.B21]-300)/250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(1500-[.E$18]*1.25)*[.$D21]*2" office:value-type="float" office:value="11500">
            <text:p>11500</text:p>
          </table:table-cell>
          <table:table-cell table:style-name="ce2" table:formula="of:=[.F$18]/[.E21]" office:value-type="float" office:value="1.30434782608696">
            <text:p>1.3</text:p>
          </table:table-cell>
          <table:table-cell table:formula="of:=(1500-[.G$18]*1.25)*[.$D21]*2" office:value-type="float" office:value="8500">
            <text:p>8500</text:p>
          </table:table-cell>
          <table:table-cell table:style-name="ce2" table:formula="of:=[.H$18]/[.G21]" office:value-type="float" office:value="1.76470588235294">
            <text:p>1.8</text:p>
          </table:table-cell>
          <table:table-cell table:formula="of:=(1500-[.I$18]*1.25)*[.$D21]*2" office:value-type="float" office:value="8500">
            <text:p>8500</text:p>
          </table:table-cell>
          <table:table-cell table:style-name="ce2" table:formula="of:=[.J$18]/[.I21]" office:value-type="float" office:value="0.882352941176471">
            <text:p>0.9</text:p>
          </table:table-cell>
          <table:table-cell/>
          <table:table-cell table:formula="of:=(1500-[.L$18]*1.25)*[.$D21]*2" office:value-type="float" office:value="11500">
            <text:p>11500</text:p>
          </table:table-cell>
          <table:table-cell table:style-name="ce2" table:formula="of:=[.M$18]/[.L21]" office:value-type="float" office:value="2.60869565217391">
            <text:p>2.6</text:p>
          </table:table-cell>
          <table:table-cell table:formula="of:=(1500-[.N$18]*1.25)*[.$D21]*2" office:value-type="float" office:value="11900">
            <text:p>11900</text:p>
          </table:table-cell>
          <table:table-cell table:style-name="ce2" table:formula="of:=[.O$18]/[.N21]" office:value-type="float" office:value="1.26050420168067">
            <text:p>1.3</text:p>
          </table:table-cell>
          <table:table-cell table:style-name="ce2" table:formula="of:=[.O21]*4" office:value-type="float" office:value="5.04201680672269">
            <text:p>5.0</text:p>
          </table:table-cell>
          <table:table-cell table:style-name="ce2" table:formula="of:=[.Q$18]/([.$D21]*(1500-20))" office:value-type="float" office:value="5.06756756756757">
            <text:p>5.1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00">
            <text:p>800</text:p>
          </table:table-cell>
          <table:table-cell table:formula="of:=([.B22]-300)/250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(1500-[.E$18]*1.25)*[.$D22]*2" office:value-type="float" office:value="17250">
            <text:p>17250</text:p>
          </table:table-cell>
          <table:table-cell table:style-name="ce2" table:formula="of:=[.F$18]/[.E22]" office:value-type="float" office:value="0.869565217391304">
            <text:p>0.9</text:p>
          </table:table-cell>
          <table:table-cell table:formula="of:=(1500-[.G$18]*1.25)*[.$D22]*2" office:value-type="float" office:value="12750">
            <text:p>12750</text:p>
          </table:table-cell>
          <table:table-cell table:style-name="ce2" table:formula="of:=[.H$18]/[.G22]" office:value-type="float" office:value="1.17647058823529">
            <text:p>1.2</text:p>
          </table:table-cell>
          <table:table-cell table:formula="of:=(1500-[.I$18]*1.25)*[.$D22]*2" office:value-type="float" office:value="12750">
            <text:p>12750</text:p>
          </table:table-cell>
          <table:table-cell table:style-name="ce2" table:formula="of:=[.J$18]/[.I22]" office:value-type="float" office:value="0.588235294117647">
            <text:p>0.6</text:p>
          </table:table-cell>
          <table:table-cell/>
          <table:table-cell table:formula="of:=(1500-[.L$18]*1.25)*[.$D22]*2" office:value-type="float" office:value="17250">
            <text:p>17250</text:p>
          </table:table-cell>
          <table:table-cell table:style-name="ce2" table:formula="of:=[.M$18]/[.L22]" office:value-type="float" office:value="1.73913043478261">
            <text:p>1.7</text:p>
          </table:table-cell>
          <table:table-cell table:formula="of:=(1500-[.N$18]*1.25)*[.$D22]*2" office:value-type="float" office:value="17850">
            <text:p>17850</text:p>
          </table:table-cell>
          <table:table-cell table:style-name="ce2" table:formula="of:=[.O$18]/[.N22]" office:value-type="float" office:value="0.840336134453782">
            <text:p>0.8</text:p>
          </table:table-cell>
          <table:table-cell table:style-name="ce2" table:formula="of:=[.O22]*4" office:value-type="float" office:value="3.36134453781513">
            <text:p>3.4</text:p>
          </table:table-cell>
          <table:table-cell table:style-name="ce2" table:formula="of:=[.Q$18]/([.$D22]*(1500-20))" office:value-type="float" office:value="3.37837837837838">
            <text:p>3.4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00">
            <text:p>1300</text:p>
          </table:table-cell>
          <table:table-cell table:formula="of:=([.B23]-300)/250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(1500-[.E$18]*1.25)*[.$D23]*2" office:value-type="float" office:value="28750">
            <text:p>28750</text:p>
          </table:table-cell>
          <table:table-cell table:style-name="ce2" table:formula="of:=[.F$18]/[.E23]" office:value-type="float" office:value="0.521739130434783">
            <text:p>0.5</text:p>
          </table:table-cell>
          <table:table-cell table:formula="of:=(1500-[.G$18]*1.25)*[.$D23]*2" office:value-type="float" office:value="21250">
            <text:p>21250</text:p>
          </table:table-cell>
          <table:table-cell table:style-name="ce2" table:formula="of:=[.H$18]/[.G23]" office:value-type="float" office:value="0.705882352941176">
            <text:p>0.7</text:p>
          </table:table-cell>
          <table:table-cell table:formula="of:=(1500-[.I$18]*1.25)*[.$D23]*2" office:value-type="float" office:value="21250">
            <text:p>21250</text:p>
          </table:table-cell>
          <table:table-cell table:style-name="ce2" table:formula="of:=[.J$18]/[.I23]" office:value-type="float" office:value="0.352941176470588">
            <text:p>0.4</text:p>
          </table:table-cell>
          <table:table-cell/>
          <table:table-cell table:formula="of:=(1500-[.L$18]*1.25)*[.$D23]*2" office:value-type="float" office:value="28750">
            <text:p>28750</text:p>
          </table:table-cell>
          <table:table-cell table:style-name="ce2" table:formula="of:=[.M$18]/[.L23]" office:value-type="float" office:value="1.04347826086957">
            <text:p>1.0</text:p>
          </table:table-cell>
          <table:table-cell table:formula="of:=(1500-[.N$18]*1.25)*[.$D23]*2" office:value-type="float" office:value="29750">
            <text:p>29750</text:p>
          </table:table-cell>
          <table:table-cell table:style-name="ce2" table:formula="of:=[.O$18]/[.N23]" office:value-type="float" office:value="0.504201680672269">
            <text:p>0.5</text:p>
          </table:table-cell>
          <table:table-cell table:style-name="ce2" table:formula="of:=[.O23]*4" office:value-type="float" office:value="2.01680672268908">
            <text:p>2.0</text:p>
          </table:table-cell>
          <table:table-cell table:style-name="ce2" table:formula="of:=[.Q$18]/([.$D23]*(1500-20))" office:value-type="float" office:value="2.02702702702703">
            <text:p>2.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00">
            <text:p>1800</text:p>
          </table:table-cell>
          <table:table-cell table:formula="of:=([.B24]-300)/250"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1500-[.E$18]*1.25)*[.$D24]*2" office:value-type="float" office:value="40250">
            <text:p>40250</text:p>
          </table:table-cell>
          <table:table-cell table:style-name="ce2" table:formula="of:=[.F$18]/[.E24]" office:value-type="float" office:value="0.372670807453416">
            <text:p>0.4</text:p>
          </table:table-cell>
          <table:table-cell table:formula="of:=(1500-[.G$18]*1.25)*[.$D24]*2" office:value-type="float" office:value="29750">
            <text:p>29750</text:p>
          </table:table-cell>
          <table:table-cell table:style-name="ce2" table:formula="of:=[.H$18]/[.G24]" office:value-type="float" office:value="0.504201680672269">
            <text:p>0.5</text:p>
          </table:table-cell>
          <table:table-cell table:formula="of:=(1500-[.I$18]*1.25)*[.$D24]*2" office:value-type="float" office:value="29750">
            <text:p>29750</text:p>
          </table:table-cell>
          <table:table-cell table:style-name="ce2" table:formula="of:=[.J$18]/[.I24]" office:value-type="float" office:value="0.252100840336134">
            <text:p>0.3</text:p>
          </table:table-cell>
          <table:table-cell/>
          <table:table-cell table:formula="of:=(1500-[.L$18]*1.25)*[.$D24]*2" office:value-type="float" office:value="40250">
            <text:p>40250</text:p>
          </table:table-cell>
          <table:table-cell table:style-name="ce2" table:formula="of:=[.M$18]/[.L24]" office:value-type="float" office:value="0.745341614906832">
            <text:p>0.7</text:p>
          </table:table-cell>
          <table:table-cell table:formula="of:=(1500-[.N$18]*1.25)*[.$D24]*2" office:value-type="float" office:value="41650">
            <text:p>41650</text:p>
          </table:table-cell>
          <table:table-cell table:style-name="ce2" table:formula="of:=[.O$18]/[.N24]" office:value-type="float" office:value="0.360144057623049">
            <text:p>0.4</text:p>
          </table:table-cell>
          <table:table-cell table:style-name="ce2" table:formula="of:=[.O24]*4" office:value-type="float" office:value="1.4405762304922">
            <text:p>1.4</text:p>
          </table:table-cell>
          <table:table-cell table:style-name="ce2" table:formula="of:=[.Q$18]/([.$D24]*(1500-20))" office:value-type="float" office:value="1.44787644787645">
            <text:p>1.4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00">
            <text:p>2300</text:p>
          </table:table-cell>
          <table:table-cell table:formula="of:=([.B25]-300)/250"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1500-[.E$18]*1.25)*[.$D25]*2" office:value-type="float" office:value="51750">
            <text:p>51750</text:p>
          </table:table-cell>
          <table:table-cell table:style-name="ce2" table:formula="of:=[.F$18]/[.E25]" office:value-type="float" office:value="0.289855072463768">
            <text:p>0.3</text:p>
          </table:table-cell>
          <table:table-cell table:formula="of:=(1500-[.G$18]*1.25)*[.$D25]*2" office:value-type="float" office:value="38250">
            <text:p>38250</text:p>
          </table:table-cell>
          <table:table-cell table:style-name="ce2" table:formula="of:=[.H$18]/[.G25]" office:value-type="float" office:value="0.392156862745098">
            <text:p>0.4</text:p>
          </table:table-cell>
          <table:table-cell table:formula="of:=(1500-[.I$18]*1.25)*[.$D25]*2" office:value-type="float" office:value="38250">
            <text:p>38250</text:p>
          </table:table-cell>
          <table:table-cell table:style-name="ce2" table:formula="of:=[.J$18]/[.I25]" office:value-type="float" office:value="0.196078431372549">
            <text:p>0.2</text:p>
          </table:table-cell>
          <table:table-cell/>
          <table:table-cell table:formula="of:=(1500-[.L$18]*1.25)*[.$D25]*2" office:value-type="float" office:value="51750">
            <text:p>51750</text:p>
          </table:table-cell>
          <table:table-cell table:style-name="ce2" table:formula="of:=[.M$18]/[.L25]" office:value-type="float" office:value="0.579710144927536">
            <text:p>0.6</text:p>
          </table:table-cell>
          <table:table-cell table:formula="of:=(1500-[.N$18]*1.25)*[.$D25]*2" office:value-type="float" office:value="53550">
            <text:p>53550</text:p>
          </table:table-cell>
          <table:table-cell table:style-name="ce2" table:formula="of:=[.O$18]/[.N25]" office:value-type="float" office:value="0.280112044817927">
            <text:p>0.3</text:p>
          </table:table-cell>
          <table:table-cell table:style-name="ce2" table:formula="of:=[.O25]*4" office:value-type="float" office:value="1.12044817927171">
            <text:p>1.1</text:p>
          </table:table-cell>
          <table:table-cell table:style-name="ce2" table:formula="of:=[.Q$18]/([.$D25]*(1500-20))" office:value-type="float" office:value="1.12612612612613">
            <text:p>1.1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600">
            <text:p>5600</text:p>
          </table:table-cell>
          <table:table-cell table:formula="of:=([.B26]-300)/250" office:value-type="float" office:value="21.2">
            <text:p>21.2</text:p>
          </table:table-cell>
          <table:table-cell office:value-type="float" office:value="32">
            <text:p>32</text:p>
          </table:table-cell>
          <table:table-cell table:formula="of:=(1500-[.E$18]*1.25)*[.$D26]*2" office:value-type="float" office:value="92000">
            <text:p>92000</text:p>
          </table:table-cell>
          <table:table-cell table:style-name="ce2" table:formula="of:=[.F$18]/[.E26]" office:value-type="float" office:value="0.16304347826087">
            <text:p>0.2</text:p>
          </table:table-cell>
          <table:table-cell table:formula="of:=(1500-[.G$18]*1.25)*[.$D26]*2" office:value-type="float" office:value="68000">
            <text:p>68000</text:p>
          </table:table-cell>
          <table:table-cell table:style-name="ce2" table:formula="of:=[.H$18]/[.G26]" office:value-type="float" office:value="0.220588235294118">
            <text:p>0.2</text:p>
          </table:table-cell>
          <table:table-cell table:formula="of:=(1500-[.I$18]*1.25)*[.$D26]*2" office:value-type="float" office:value="68000">
            <text:p>68000</text:p>
          </table:table-cell>
          <table:table-cell table:style-name="ce2" table:formula="of:=[.J$18]/[.I26]" office:value-type="float" office:value="0.110294117647059">
            <text:p>0.1</text:p>
          </table:table-cell>
          <table:table-cell/>
          <table:table-cell table:formula="of:=(1500-[.L$18]*1.25)*[.$D26]*2" office:value-type="float" office:value="92000">
            <text:p>92000</text:p>
          </table:table-cell>
          <table:table-cell table:style-name="ce2" table:formula="of:=[.M$18]/[.L26]" office:value-type="float" office:value="0.326086956521739">
            <text:p>0.3</text:p>
          </table:table-cell>
          <table:table-cell table:formula="of:=(1500-[.N$18]*1.25)*[.$D26]*2" office:value-type="float" office:value="95200">
            <text:p>95200</text:p>
          </table:table-cell>
          <table:table-cell table:style-name="ce2" table:formula="of:=[.O$18]/[.N26]" office:value-type="float" office:value="0.157563025210084">
            <text:p>0.2</text:p>
          </table:table-cell>
          <table:table-cell table:style-name="ce2" table:formula="of:=[.O26]*4" office:value-type="float" office:value="0.630252100840336">
            <text:p>0.6</text:p>
          </table:table-cell>
          <table:table-cell table:style-name="ce2" table:formula="of:=[.Q$18]/([.$D26]*(1500-20))" office:value-type="float" office:value="0.633445945945946">
            <text:p>0.6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900">
            <text:p>12900</text:p>
          </table:table-cell>
          <table:table-cell table:formula="of:=([.B27]-300)/250" office:value-type="float" office:value="50.4">
            <text:p>50.4</text:p>
          </table:table-cell>
          <table:table-cell office:value-type="float" office:value="32">
            <text:p>32</text:p>
          </table:table-cell>
          <table:table-cell table:formula="of:=(1500-[.E$18]*1.25)*[.$D27]*2" office:value-type="float" office:value="92000">
            <text:p>92000</text:p>
          </table:table-cell>
          <table:table-cell table:style-name="ce2" table:formula="of:=[.F$18]/[.E27]" office:value-type="float" office:value="0.16304347826087">
            <text:p>0.2</text:p>
          </table:table-cell>
          <table:table-cell table:formula="of:=(1500-[.G$18]*1.25)*[.$D27]*2" office:value-type="float" office:value="68000">
            <text:p>68000</text:p>
          </table:table-cell>
          <table:table-cell table:style-name="ce2" table:formula="of:=[.H$18]/[.G27]" office:value-type="float" office:value="0.220588235294118">
            <text:p>0.2</text:p>
          </table:table-cell>
          <table:table-cell table:formula="of:=(1500-[.I$18]*1.25)*[.$D27]*2" office:value-type="float" office:value="68000">
            <text:p>68000</text:p>
          </table:table-cell>
          <table:table-cell table:style-name="ce2" table:formula="of:=[.J$18]/[.I27]" office:value-type="float" office:value="0.110294117647059">
            <text:p>0.1</text:p>
          </table:table-cell>
          <table:table-cell/>
          <table:table-cell table:formula="of:=(1500-[.L$18]*1.25)*[.$D27]*2" office:value-type="float" office:value="92000">
            <text:p>92000</text:p>
          </table:table-cell>
          <table:table-cell table:style-name="ce2" table:formula="of:=[.M$18]/[.L27]" office:value-type="float" office:value="0.326086956521739">
            <text:p>0.3</text:p>
          </table:table-cell>
          <table:table-cell table:formula="of:=(1500-[.N$18]*1.25)*[.$D27]*2" office:value-type="float" office:value="95200">
            <text:p>95200</text:p>
          </table:table-cell>
          <table:table-cell table:style-name="ce2" table:formula="of:=[.O$18]/[.N27]" office:value-type="float" office:value="0.157563025210084">
            <text:p>0.2</text:p>
          </table:table-cell>
          <table:table-cell table:style-name="ce2" table:formula="of:=[.O27]*4" office:value-type="float" office:value="0.630252100840336">
            <text:p>0.6</text:p>
          </table:table-cell>
          <table:table-cell table:style-name="ce2" table:formula="of:=[.Q$18]/([.$D27]*(1500-20))" office:value-type="float" office:value="0.633445945945946">
            <text:p>0.6</text:p>
          </table:table-cell>
          <table:table-cell table:number-columns-repeated="2"/>
        </table:table-row>
        <table:table-row table:style-name="ro2">
          <table:table-cell office:value-type="string">
            <text:p>Porting</text:p>
          </table:table-cell>
          <table:table-cell table:number-columns-repeated="3"/>
          <table:table-cell office:value-type="string">
            <text:p>Distance</text:p>
          </table:table-cell>
          <table:table-cell/>
          <table:table-cell office:value-type="string">
            <text:p>Distance</text:p>
          </table:table-cell>
          <table:table-cell/>
          <table:table-cell office:value-type="string">
            <text:p>Distance</text:p>
          </table:table-cell>
          <table:table-cell/>
          <table:table-cell office:value-type="string">
            <text:p>Distance</text:p>
          </table:table-cell>
          <table:table-cell/>
          <table:table-cell office:value-type="string">
            <text:p>Distance</text:p>
          </table:table-cell>
          <table:table-cell table:number-columns-repeated="6"/>
        </table:table-row>
        <table:table-row table:style-name="ro2">
          <table:table-cell office:value-type="string">
            <text:p>RCL</text:p>
          </table:table-cell>
          <table:table-cell office:value-type="string">
            <text:p>Spawn Energy</text:p>
          </table:table-cell>
          <table:table-cell/>
          <table:table-cell office:value-type="string">
            <text:p>Cs</text:p>
          </table:table-cell>
          <table:table-cell office:value-type="float" office:value="10">
            <text:p>10</text:p>
          </table:table-cell>
          <table:table-cell office:value-type="float" office:value="30000">
            <text:p>30000</text:p>
          </table:table-cell>
          <table:table-cell office:value-type="float" office:value="50">
            <text:p>50</text:p>
          </table:table-cell>
          <table:table-cell office:value-type="float" office:value="30000">
            <text:p>30000</text:p>
          </table:table-cell>
          <table:table-cell office:value-type="float" office:value="100">
            <text:p>100</text:p>
          </table:table-cell>
          <table:table-cell office:value-type="float" office:value="30000">
            <text:p>30000</text:p>
          </table:table-cell>
          <table:table-cell office:value-type="float" office:value="200">
            <text:p>200</text:p>
          </table:table-cell>
          <table:table-cell office:value-type="float" office:value="30000">
            <text:p>30000</text:p>
          </table:table-cell>
          <table:table-cell office:value-type="float" office:value="350">
            <text:p>350</text:p>
          </table:table-cell>
          <table:table-cell office:value-type="float" office:value="30000">
            <text:p>30000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style-name="ce2" table:formula="of:=[.B31]/150" office:value-type="float" office:value="2">
            <text:p>2.0</text:p>
          </table:table-cell>
          <table:table-cell table:style-name="ce1" office:value-type="float" office:value="4">
            <text:p>4</text:p>
          </table:table-cell>
          <table:table-cell table:formula="of:=[.$D31]*50*(1500-[.E$29])/(2*[.E$29])" office:value-type="float" office:value="14900">
            <text:p>14900</text:p>
          </table:table-cell>
          <table:table-cell table:style-name="ce2" table:formula="of:=[.F$29]/[.E31]" office:value-type="float" office:value="2.01342281879195">
            <text:p>2.0</text:p>
          </table:table-cell>
          <table:table-cell table:formula="of:=[.$D31]*50*(1500-[.G$29])/(2*[.G$29])" office:value-type="float" office:value="2900">
            <text:p>2900</text:p>
          </table:table-cell>
          <table:table-cell table:style-name="ce2" table:formula="of:=[.H$29]/[.G31]" office:value-type="float" office:value="10.3448275862069">
            <text:p>10.3</text:p>
          </table:table-cell>
          <table:table-cell table:formula="of:=[.$D31]*50*(1500-[.I$29])/(2*[.I$29])" office:value-type="float" office:value="1400">
            <text:p>1400</text:p>
          </table:table-cell>
          <table:table-cell table:style-name="ce2" table:formula="of:=[.J$29]/[.I31]" office:value-type="float" office:value="21.4285714285714">
            <text:p>21.4</text:p>
          </table:table-cell>
          <table:table-cell table:style-name="ce1" table:formula="of:=[.$D31]*50*(1500-[.K$29])/(2*[.K$29])" office:value-type="float" office:value="650">
            <text:p>650</text:p>
          </table:table-cell>
          <table:table-cell table:style-name="ce2" table:formula="of:=[.L$29]/[.K31]" office:value-type="float" office:value="46.1538461538462">
            <text:p>46.2</text:p>
          </table:table-cell>
          <table:table-cell table:style-name="ce1" table:formula="of:=[.$D31]*50*(1500-[.M$29])/(2*[.M$29])" office:value-type="float" office:value="328.571428571429">
            <text:p>329</text:p>
          </table:table-cell>
          <table:table-cell table:style-name="ce2" table:formula="of:=[.N$29]/[.M31]" office:value-type="float" office:value="91.304347826087">
            <text:p>91.3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50">
            <text:p>550</text:p>
          </table:table-cell>
          <table:table-cell table:style-name="ce2" table:formula="of:=[.B32]/150" office:value-type="float" office:value="3.66666666666667">
            <text:p>3.7</text:p>
          </table:table-cell>
          <table:table-cell table:style-name="ce1" office:value-type="float" office:value="6">
            <text:p>6</text:p>
          </table:table-cell>
          <table:table-cell table:formula="of:=[.$D32]*50*(1500-[.E$29])/(2*[.E$29])" office:value-type="float" office:value="22350">
            <text:p>22350</text:p>
          </table:table-cell>
          <table:table-cell table:style-name="ce2" table:formula="of:=[.F$29]/[.E32]" office:value-type="float" office:value="1.34228187919463">
            <text:p>1.3</text:p>
          </table:table-cell>
          <table:table-cell table:formula="of:=[.$D32]*50*(1500-[.G$29])/(2*[.G$29])" office:value-type="float" office:value="4350">
            <text:p>4350</text:p>
          </table:table-cell>
          <table:table-cell table:style-name="ce2" table:formula="of:=[.H$29]/[.G32]" office:value-type="float" office:value="6.89655172413793">
            <text:p>6.9</text:p>
          </table:table-cell>
          <table:table-cell table:formula="of:=[.$D32]*50*(1500-[.I$29])/(2*[.I$29])" office:value-type="float" office:value="2100">
            <text:p>2100</text:p>
          </table:table-cell>
          <table:table-cell table:style-name="ce2" table:formula="of:=[.J$29]/[.I32]" office:value-type="float" office:value="14.2857142857143">
            <text:p>14.3</text:p>
          </table:table-cell>
          <table:table-cell table:style-name="ce1" table:formula="of:=[.$D32]*50*(1500-[.K$29])/(2*[.K$29])" office:value-type="float" office:value="975">
            <text:p>975</text:p>
          </table:table-cell>
          <table:table-cell table:style-name="ce2" table:formula="of:=[.L$29]/[.K32]" office:value-type="float" office:value="30.7692307692308">
            <text:p>30.8</text:p>
          </table:table-cell>
          <table:table-cell table:style-name="ce1" table:formula="of:=[.$D32]*50*(1500-[.M$29])/(2*[.M$29])" office:value-type="float" office:value="492.857142857143">
            <text:p>493</text:p>
          </table:table-cell>
          <table:table-cell table:style-name="ce2" table:formula="of:=[.N$29]/[.M32]" office:value-type="float" office:value="60.8695652173913">
            <text:p>60.9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00">
            <text:p>800</text:p>
          </table:table-cell>
          <table:table-cell table:style-name="ce2" table:formula="of:=[.B33]/150" office:value-type="float" office:value="5.33333333333333">
            <text:p>5.3</text:p>
          </table:table-cell>
          <table:table-cell table:style-name="ce1" office:value-type="float" office:value="10">
            <text:p>10</text:p>
          </table:table-cell>
          <table:table-cell table:formula="of:=[.$D33]*50*(1500-[.E$29])/(2*[.E$29])" office:value-type="float" office:value="37250">
            <text:p>37250</text:p>
          </table:table-cell>
          <table:table-cell table:style-name="ce2" table:formula="of:=[.F$29]/[.E33]" office:value-type="float" office:value="0.805369127516778">
            <text:p>0.8</text:p>
          </table:table-cell>
          <table:table-cell table:formula="of:=[.$D33]*50*(1500-[.G$29])/(2*[.G$29])" office:value-type="float" office:value="7250">
            <text:p>7250</text:p>
          </table:table-cell>
          <table:table-cell table:style-name="ce2" table:formula="of:=[.H$29]/[.G33]" office:value-type="float" office:value="4.13793103448276">
            <text:p>4.1</text:p>
          </table:table-cell>
          <table:table-cell table:formula="of:=[.$D33]*50*(1500-[.I$29])/(2*[.I$29])" office:value-type="float" office:value="3500">
            <text:p>3500</text:p>
          </table:table-cell>
          <table:table-cell table:style-name="ce2" table:formula="of:=[.J$29]/[.I33]" office:value-type="float" office:value="8.57142857142857">
            <text:p>8.6</text:p>
          </table:table-cell>
          <table:table-cell table:style-name="ce1" table:formula="of:=[.$D33]*50*(1500-[.K$29])/(2*[.K$29])" office:value-type="float" office:value="1625">
            <text:p>1625</text:p>
          </table:table-cell>
          <table:table-cell table:style-name="ce2" table:formula="of:=[.L$29]/[.K33]" office:value-type="float" office:value="18.4615384615385">
            <text:p>18.5</text:p>
          </table:table-cell>
          <table:table-cell table:style-name="ce1" table:formula="of:=[.$D33]*50*(1500-[.M$29])/(2*[.M$29])" office:value-type="float" office:value="821.428571428572">
            <text:p>821</text:p>
          </table:table-cell>
          <table:table-cell table:style-name="ce2" table:formula="of:=[.N$29]/[.M33]" office:value-type="float" office:value="36.5217391304348">
            <text:p>36.5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00">
            <text:p>1300</text:p>
          </table:table-cell>
          <table:table-cell table:style-name="ce2" table:formula="of:=[.B34]/150" office:value-type="float" office:value="8.66666666666667">
            <text:p>8.7</text:p>
          </table:table-cell>
          <table:table-cell table:style-name="ce1" office:value-type="float" office:value="16">
            <text:p>16</text:p>
          </table:table-cell>
          <table:table-cell table:formula="of:=[.$D34]*50*(1500-[.E$29])/(2*[.E$29])" office:value-type="float" office:value="59600">
            <text:p>59600</text:p>
          </table:table-cell>
          <table:table-cell table:style-name="ce2" table:formula="of:=[.F$29]/[.E34]" office:value-type="float" office:value="0.503355704697987">
            <text:p>0.5</text:p>
          </table:table-cell>
          <table:table-cell table:formula="of:=[.$D34]*50*(1500-[.G$29])/(2*[.G$29])" office:value-type="float" office:value="11600">
            <text:p>11600</text:p>
          </table:table-cell>
          <table:table-cell table:style-name="ce2" table:formula="of:=[.H$29]/[.G34]" office:value-type="float" office:value="2.58620689655172">
            <text:p>2.6</text:p>
          </table:table-cell>
          <table:table-cell table:formula="of:=[.$D34]*50*(1500-[.I$29])/(2*[.I$29])" office:value-type="float" office:value="5600">
            <text:p>5600</text:p>
          </table:table-cell>
          <table:table-cell table:style-name="ce2" table:formula="of:=[.J$29]/[.I34]" office:value-type="float" office:value="5.35714285714286">
            <text:p>5.4</text:p>
          </table:table-cell>
          <table:table-cell table:style-name="ce1" table:formula="of:=[.$D34]*50*(1500-[.K$29])/(2*[.K$29])" office:value-type="float" office:value="2600">
            <text:p>2600</text:p>
          </table:table-cell>
          <table:table-cell table:style-name="ce2" table:formula="of:=[.L$29]/[.K34]" office:value-type="float" office:value="11.5384615384615">
            <text:p>11.5</text:p>
          </table:table-cell>
          <table:table-cell table:style-name="ce1" table:formula="of:=[.$D34]*50*(1500-[.M$29])/(2*[.M$29])" office:value-type="float" office:value="1314.28571428571">
            <text:p>1314</text:p>
          </table:table-cell>
          <table:table-cell table:style-name="ce2" table:formula="of:=[.N$29]/[.M34]" office:value-type="float" office:value="22.8260869565217">
            <text:p>22.8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00">
            <text:p>1800</text:p>
          </table:table-cell>
          <table:table-cell table:style-name="ce2" table:formula="of:=[.B35]/150" office:value-type="float" office:value="12">
            <text:p>12.0</text:p>
          </table:table-cell>
          <table:table-cell table:style-name="ce1" office:value-type="float" office:value="24">
            <text:p>24</text:p>
          </table:table-cell>
          <table:table-cell table:formula="of:=[.$D35]*50*(1500-[.E$29])/(2*[.E$29])" office:value-type="float" office:value="89400">
            <text:p>89400</text:p>
          </table:table-cell>
          <table:table-cell table:style-name="ce2" table:formula="of:=[.F$29]/[.E35]" office:value-type="float" office:value="0.335570469798658">
            <text:p>0.3</text:p>
          </table:table-cell>
          <table:table-cell table:formula="of:=[.$D35]*50*(1500-[.G$29])/(2*[.G$29])" office:value-type="float" office:value="17400">
            <text:p>17400</text:p>
          </table:table-cell>
          <table:table-cell table:style-name="ce2" table:formula="of:=[.H$29]/[.G35]" office:value-type="float" office:value="1.72413793103448">
            <text:p>1.7</text:p>
          </table:table-cell>
          <table:table-cell table:formula="of:=[.$D35]*50*(1500-[.I$29])/(2*[.I$29])" office:value-type="float" office:value="8400">
            <text:p>8400</text:p>
          </table:table-cell>
          <table:table-cell table:style-name="ce2" table:formula="of:=[.J$29]/[.I35]" office:value-type="float" office:value="3.57142857142857">
            <text:p>3.6</text:p>
          </table:table-cell>
          <table:table-cell table:style-name="ce1" table:formula="of:=[.$D35]*50*(1500-[.K$29])/(2*[.K$29])" office:value-type="float" office:value="3900">
            <text:p>3900</text:p>
          </table:table-cell>
          <table:table-cell table:style-name="ce2" table:formula="of:=[.L$29]/[.K35]" office:value-type="float" office:value="7.69230769230769">
            <text:p>7.7</text:p>
          </table:table-cell>
          <table:table-cell table:style-name="ce1" table:formula="of:=[.$D35]*50*(1500-[.M$29])/(2*[.M$29])" office:value-type="float" office:value="1971.42857142857">
            <text:p>1971</text:p>
          </table:table-cell>
          <table:table-cell table:style-name="ce2" table:formula="of:=[.N$29]/[.M35]" office:value-type="float" office:value="15.2173913043478">
            <text:p>15.2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00">
            <text:p>2300</text:p>
          </table:table-cell>
          <table:table-cell table:style-name="ce2" table:formula="of:=[.B36]/150" office:value-type="float" office:value="15.3333333333333">
            <text:p>15.3</text:p>
          </table:table-cell>
          <table:table-cell table:style-name="ce1" office:value-type="float" office:value="30">
            <text:p>30</text:p>
          </table:table-cell>
          <table:table-cell table:formula="of:=[.$D36]*50*(1500-[.E$29])/(2*[.E$29])" office:value-type="float" office:value="111750">
            <text:p>111750</text:p>
          </table:table-cell>
          <table:table-cell table:style-name="ce2" table:formula="of:=[.F$29]/[.E36]" office:value-type="float" office:value="0.268456375838926">
            <text:p>0.3</text:p>
          </table:table-cell>
          <table:table-cell table:formula="of:=[.$D36]*50*(1500-[.G$29])/(2*[.G$29])" office:value-type="float" office:value="21750">
            <text:p>21750</text:p>
          </table:table-cell>
          <table:table-cell table:style-name="ce2" table:formula="of:=[.H$29]/[.G36]" office:value-type="float" office:value="1.37931034482759">
            <text:p>1.4</text:p>
          </table:table-cell>
          <table:table-cell table:formula="of:=[.$D36]*50*(1500-[.I$29])/(2*[.I$29])" office:value-type="float" office:value="10500">
            <text:p>10500</text:p>
          </table:table-cell>
          <table:table-cell table:style-name="ce2" table:formula="of:=[.J$29]/[.I36]" office:value-type="float" office:value="2.85714285714286">
            <text:p>2.9</text:p>
          </table:table-cell>
          <table:table-cell table:style-name="ce1" table:formula="of:=[.$D36]*50*(1500-[.K$29])/(2*[.K$29])" office:value-type="float" office:value="4875">
            <text:p>4875</text:p>
          </table:table-cell>
          <table:table-cell table:style-name="ce2" table:formula="of:=[.L$29]/[.K36]" office:value-type="float" office:value="6.15384615384615">
            <text:p>6.2</text:p>
          </table:table-cell>
          <table:table-cell table:style-name="ce1" table:formula="of:=[.$D36]*50*(1500-[.M$29])/(2*[.M$29])" office:value-type="float" office:value="2464.28571428571">
            <text:p>2464</text:p>
          </table:table-cell>
          <table:table-cell table:style-name="ce2" table:formula="of:=[.N$29]/[.M36]" office:value-type="float" office:value="12.1739130434783">
            <text:p>12.2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600">
            <text:p>5600</text:p>
          </table:table-cell>
          <table:table-cell table:style-name="ce2" table:formula="of:=[.B37]/150" office:value-type="float" office:value="37.3333333333333">
            <text:p>37.3</text:p>
          </table:table-cell>
          <table:table-cell table:style-name="ce1" office:value-type="float" office:value="33">
            <text:p>33</text:p>
          </table:table-cell>
          <table:table-cell table:formula="of:=[.$D37]*50*(1500-[.E$29])/(2*[.E$29])" office:value-type="float" office:value="122925">
            <text:p>122925</text:p>
          </table:table-cell>
          <table:table-cell table:style-name="ce2" table:formula="of:=[.F$29]/[.E37]" office:value-type="float" office:value="0.24405125076266">
            <text:p>0.2</text:p>
          </table:table-cell>
          <table:table-cell table:formula="of:=[.$D37]*50*(1500-[.G$29])/(2*[.G$29])" office:value-type="float" office:value="23925">
            <text:p>23925</text:p>
          </table:table-cell>
          <table:table-cell table:style-name="ce2" table:formula="of:=[.H$29]/[.G37]" office:value-type="float" office:value="1.25391849529781">
            <text:p>1.3</text:p>
          </table:table-cell>
          <table:table-cell table:formula="of:=[.$D37]*50*(1500-[.I$29])/(2*[.I$29])" office:value-type="float" office:value="11550">
            <text:p>11550</text:p>
          </table:table-cell>
          <table:table-cell table:style-name="ce2" table:formula="of:=[.J$29]/[.I37]" office:value-type="float" office:value="2.5974025974026">
            <text:p>2.6</text:p>
          </table:table-cell>
          <table:table-cell table:style-name="ce1" table:formula="of:=[.$D37]*50*(1500-[.K$29])/(2*[.K$29])" office:value-type="float" office:value="5362.5">
            <text:p>5363</text:p>
          </table:table-cell>
          <table:table-cell table:style-name="ce2" table:formula="of:=[.L$29]/[.K37]" office:value-type="float" office:value="5.59440559440559">
            <text:p>5.6</text:p>
          </table:table-cell>
          <table:table-cell table:style-name="ce1" table:formula="of:=[.$D37]*50*(1500-[.M$29])/(2*[.M$29])" office:value-type="float" office:value="2710.71428571429">
            <text:p>2711</text:p>
          </table:table-cell>
          <table:table-cell table:style-name="ce2" table:formula="of:=[.N$29]/[.M37]" office:value-type="float" office:value="11.0671936758893">
            <text:p>11.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900">
            <text:p>12900</text:p>
          </table:table-cell>
          <table:table-cell table:style-name="ce2" table:formula="of:=[.B38]/150" office:value-type="float" office:value="86">
            <text:p>86.0</text:p>
          </table:table-cell>
          <table:table-cell table:style-name="ce1" office:value-type="float" office:value="33">
            <text:p>33</text:p>
          </table:table-cell>
          <table:table-cell table:formula="of:=[.$D38]*50*(1500-[.E$29])/(2*[.E$29])" office:value-type="float" office:value="122925">
            <text:p>122925</text:p>
          </table:table-cell>
          <table:table-cell table:style-name="ce2" table:formula="of:=[.F$29]/[.E38]" office:value-type="float" office:value="0.24405125076266">
            <text:p>0.2</text:p>
          </table:table-cell>
          <table:table-cell table:formula="of:=[.$D38]*50*(1500-[.G$29])/(2*[.G$29])" office:value-type="float" office:value="23925">
            <text:p>23925</text:p>
          </table:table-cell>
          <table:table-cell table:style-name="ce2" table:formula="of:=[.H$29]/[.G38]" office:value-type="float" office:value="1.25391849529781">
            <text:p>1.3</text:p>
          </table:table-cell>
          <table:table-cell table:formula="of:=[.$D38]*50*(1500-[.I$29])/(2*[.I$29])" office:value-type="float" office:value="11550">
            <text:p>11550</text:p>
          </table:table-cell>
          <table:table-cell table:style-name="ce2" table:formula="of:=[.J$29]/[.I38]" office:value-type="float" office:value="2.5974025974026">
            <text:p>2.6</text:p>
          </table:table-cell>
          <table:table-cell table:style-name="ce1" table:formula="of:=[.$D38]*50*(1500-[.K$29])/(2*[.K$29])" office:value-type="float" office:value="5362.5">
            <text:p>5363</text:p>
          </table:table-cell>
          <table:table-cell table:style-name="ce2" table:formula="of:=[.L$29]/[.K38]" office:value-type="float" office:value="5.59440559440559">
            <text:p>5.6</text:p>
          </table:table-cell>
          <table:table-cell table:style-name="ce1" table:formula="of:=[.$D38]*50*(1500-[.M$29])/(2*[.M$29])" office:value-type="float" office:value="2710.71428571429">
            <text:p>2711</text:p>
          </table:table-cell>
          <table:table-cell table:style-name="ce2" table:formula="of:=[.N$29]/[.M38]" office:value-type="float" office:value="11.0671936758893">
            <text:p>11.1</text:p>
          </table:table-cell>
          <table:table-cell table:number-columns-repeated="5"/>
        </table:table-row>
        <table:table-row table:style-name="ro2" table:number-rows-repeated="3">
          <table:table-cell table:number-columns-repeated="19"/>
        </table:table-row>
        <table:table-row table:style-name="ro2">
          <table:table-cell office:value-type="string">
            <text:p>RCL</text:p>
          </table:table-cell>
          <table:table-cell office:value-type="string">
            <text:p>ticks</text:p>
          </table:table-cell>
          <table:table-cell office:value-type="string">
            <text:p>cls</text:p>
          </table:table-cell>
          <table:table-cell office:value-type="string">
            <text:p>RCL</text:p>
          </table:table-cell>
          <table:table-cell office:value-type="string">
            <text:p>Spawn</text:p>
          </table:table-cell>
          <table:table-cell office:value-type="string">
            <text:p>Extensions</text:p>
          </table:table-cell>
          <table:table-cell office:value-type="string">
            <text:p>ExtEnergy</text:p>
          </table:table-cell>
          <table:table-cell office:value-type="string">
            <text:p>Spawn Energy</text:p>
          </table:table-cell>
          <table:table-cell office:value-type="string">
            <text:p>BodyParts</text:p>
          </table:table-cell>
          <table:table-cell table:number-columns-repeated="10"/>
        </table:table-row>
        <table:table-row table:style-name="ro2"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formula="of:=[.E43]*300 + [.F43]*[.G43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B44]/30000" office:value-type="float" office:value="0.00666666666666667">
            <text:p>0.006666666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E44]*300 + [.F44]*[.G44]" office:value-type="float" office:value="300">
            <text:p>300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5000">
            <text:p>45000</text:p>
          </table:table-cell>
          <table:table-cell table:formula="of:=[.B45]/30000"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[.E45]*300 + [.F45]*[.G45]" office:value-type="float" office:value="550">
            <text:p>550</text:p>
          </table:table-cell>
          <table:table-cell table:number-columns-repeated="1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5000">
            <text:p>135000</text:p>
          </table:table-cell>
          <table:table-cell table:formula="of:=[.B46]/30000"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[.E46]*300 + [.F46]*[.G46]" office:value-type="float" office:value="800">
            <text:p>800</text:p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5000">
            <text:p>405000</text:p>
          </table:table-cell>
          <table:table-cell table:formula="of:=[.B47]/30000" office:value-type="float" office:value="13.5">
            <text:p>13.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[.E47]*300 + [.F47]*[.G47]" office:value-type="float" office:value="1300">
            <text:p>1300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15000">
            <text:p>1215000</text:p>
          </table:table-cell>
          <table:table-cell table:formula="of:=[.B48]/30000" office:value-type="float" office:value="40.5">
            <text:p>40.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[.E48]*300 + [.F48]*[.G48]" office:value-type="float" office:value="1800">
            <text:p>1800</text:p>
          </table:table-cell>
          <table:table-cell table:number-columns-repeated="1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45000">
            <text:p>3645000</text:p>
          </table:table-cell>
          <table:table-cell table:formula="of:=[.B49]/30000" office:value-type="float" office:value="121.5">
            <text:p>121.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E49]*300 + [.F49]*[.G49]" office:value-type="float" office:value="2300">
            <text:p>2300</text:p>
          </table:table-cell>
          <table:table-cell table:number-columns-repeated="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935000">
            <text:p>10935000</text:p>
          </table:table-cell>
          <table:table-cell table:formula="of:=[.B50]/30000" office:value-type="float" office:value="364.5">
            <text:p>364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E50]*300 + [.F50]*[.G50]" office:value-type="float" office:value="5600">
            <text:p>5600</text:p>
          </table:table-cell>
          <table:table-cell table:number-columns-repeated="11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formula="of:=[.E51]*300 + [.F51]*[.G51]" office:value-type="float" office:value="12900">
            <text:p>12900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Harvester</text:p>
          </table:table-cell>
          <table:table-cell table:number-columns-repeated="3"/>
          <table:table-cell office:value-type="string">
            <text:p>Porter</text:p>
          </table:table-cell>
          <table:table-cell table:number-columns-repeated="13"/>
        </table:table-row>
        <table:table-row table:style-name="ro2">
          <table:table-cell office:value-type="string">
            <text:p>RCL</text:p>
          </table:table-cell>
          <table:table-cell office:value-type="string">
            <text:p>Ws</text:p>
          </table:table-cell>
          <table:table-cell office:value-type="string">
            <text:p>Ms</text:p>
          </table:table-cell>
          <table:table-cell office:value-type="string">
            <text:p>Cs</text:p>
          </table:table-cell>
          <table:table-cell office:value-type="string">
            <text:p>SpawnTime</text:p>
          </table:table-cell>
          <table:table-cell office:value-type="string">
            <text:p>Cs</text:p>
          </table:table-cell>
          <table:table-cell office:value-type="string">
            <text:p>Ms</text:p>
          </table:table-cell>
          <table:table-cell office:value-type="string">
            <text:p>SpawnTime</text:p>
          </table:table-cell>
          <table:table-cell office:value-type="string">
            <text:p>Harvesters</text:p>
          </table:table-cell>
          <table:table-cell office:value-type="string">
            <text:p>Up</text:p>
          </table:table-cell>
          <table:table-cell office:value-type="string">
            <text:p>Taken</text:p>
          </table:table-cell>
          <table:table-cell office:value-type="string">
            <text:p>Spawn</text:p>
          </table:table-cell>
          <table:table-cell office:value-type="string">
            <text:p>Leftover</text:p>
          </table:table-cell>
          <table:table-cell office:value-type="string">
            <text:p>Porters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([.B55]+[.C55]+[.D55])*3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([.G55]+[.F55])*3"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2*[.I55]" office:value-type="float" office:value="12">
            <text:p>12</text:p>
          </table:table-cell>
          <table:table-cell table:formula="of:=[.I55]*[.E55]+[.J55]*[.E55]" office:value-type="float" office:value="216">
            <text:p>216</text:p>
          </table:table-cell>
          <table:table-cell office:value-type="float" office:value="1">
            <text:p>1</text:p>
          </table:table-cell>
          <table:table-cell table:formula="of:=[.L55]*1500-[.K55]" office:value-type="float" office:value="1284">
            <text:p>1284</text:p>
          </table:table-cell>
          <table:table-cell table:style-name="ce1" table:formula="of:=[.M55]/[.H55]" office:value-type="float" office:value="71.3333333333333">
            <text:p>71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B56]+[.C56]+[.D56])*3"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([.G56]+[.F56])*3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2*[.I56]" office:value-type="float" office:value="6">
            <text:p>6</text:p>
          </table:table-cell>
          <table:table-cell table:formula="of:=[.I56]*[.E56]+[.J56]*[.E56]" office:value-type="float" office:value="189">
            <text:p>189</text:p>
          </table:table-cell>
          <table:table-cell office:value-type="float" office:value="1">
            <text:p>1</text:p>
          </table:table-cell>
          <table:table-cell table:formula="of:=[.L56]*1500-[.K56]" office:value-type="float" office:value="1311">
            <text:p>1311</text:p>
          </table:table-cell>
          <table:table-cell table:style-name="ce1" table:formula="of:=[.M56]/[.H56]" office:value-type="float" office:value="48.5555555555556">
            <text:p>49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B57]+[.C57]+[.D57])*3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([.G57]+[.F57])*3" office:value-type="float" office:value="45">
            <text:p>45</text:p>
          </table:table-cell>
          <table:table-cell office:value-type="float" office:value="2">
            <text:p>2</text:p>
          </table:table-cell>
          <table:table-cell table:formula="of:=2*[.I57]" office:value-type="float" office:value="4">
            <text:p>4</text:p>
          </table:table-cell>
          <table:table-cell table:formula="of:=[.I57]*[.E57]+[.J57]*[.E57]"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[.L57]*1500-[.K57]" office:value-type="float" office:value="1320">
            <text:p>1320</text:p>
          </table:table-cell>
          <table:table-cell table:style-name="ce1" table:formula="of:=[.M57]/[.H57]" office:value-type="float" office:value="29.3333333333333">
            <text:p>29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[.B58]+[.C58]+[.D58])*3"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([.G58]+[.F58])*3" office:value-type="float" office:value="72">
            <text:p>72</text:p>
          </table:table-cell>
          <table:table-cell office:value-type="float" office:value="1">
            <text:p>1</text:p>
          </table:table-cell>
          <table:table-cell table:formula="of:=2*[.I58]" office:value-type="float" office:value="2">
            <text:p>2</text:p>
          </table:table-cell>
          <table:table-cell table:formula="of:=[.I58]*[.E58]+[.J58]*[.E58]" office:value-type="float" office:value="144">
            <text:p>144</text:p>
          </table:table-cell>
          <table:table-cell office:value-type="float" office:value="1">
            <text:p>1</text:p>
          </table:table-cell>
          <table:table-cell table:formula="of:=[.L58]*1500-[.K58]" office:value-type="float" office:value="1356">
            <text:p>1356</text:p>
          </table:table-cell>
          <table:table-cell table:style-name="ce1" table:formula="of:=[.M58]/[.H58]" office:value-type="float" office:value="18.8333333333333">
            <text:p>19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([.B59]+[.C59]+[.D59])*3"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G59]+[.F59])*3" office:value-type="float" office:value="108">
            <text:p>108</text:p>
          </table:table-cell>
          <table:table-cell office:value-type="float" office:value="1">
            <text:p>1</text:p>
          </table:table-cell>
          <table:table-cell table:formula="of:=2*[.I59]" office:value-type="float" office:value="2">
            <text:p>2</text:p>
          </table:table-cell>
          <table:table-cell table:formula="of:=[.I59]*[.E59]+[.J59]*[.E59]" office:value-type="float" office:value="198">
            <text:p>198</text:p>
          </table:table-cell>
          <table:table-cell office:value-type="float" office:value="1">
            <text:p>1</text:p>
          </table:table-cell>
          <table:table-cell table:formula="of:=[.L59]*1500-[.K59]" office:value-type="float" office:value="1302">
            <text:p>1302</text:p>
          </table:table-cell>
          <table:table-cell table:style-name="ce1" table:formula="of:=[.M59]/[.H59]" office:value-type="float" office:value="12.0555555555556">
            <text:p>12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([.B60]+[.C60]+[.D60])*3"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[.G60]+[.F60])*3" office:value-type="float" office:value="135">
            <text:p>135</text:p>
          </table:table-cell>
          <table:table-cell office:value-type="float" office:value="1">
            <text:p>1</text:p>
          </table:table-cell>
          <table:table-cell table:formula="of:=2*[.I60]" office:value-type="float" office:value="2">
            <text:p>2</text:p>
          </table:table-cell>
          <table:table-cell table:formula="of:=[.I60]*[.E60]+[.J60]*[.E60]" office:value-type="float" office:value="252">
            <text:p>252</text:p>
          </table:table-cell>
          <table:table-cell office:value-type="float" office:value="1">
            <text:p>1</text:p>
          </table:table-cell>
          <table:table-cell table:formula="of:=[.L60]*1500-[.K60]" office:value-type="float" office:value="1248">
            <text:p>1248</text:p>
          </table:table-cell>
          <table:table-cell table:style-name="ce1" table:formula="of:=[.M60]/[.H60]" office:value-type="float" office:value="9.24444444444444">
            <text:p>9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([.B61]+[.C61]+[.D61])*3"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formula="of:=([.G61]+[.F61])*3"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2*[.I61]" office:value-type="float" office:value="2">
            <text:p>2</text:p>
          </table:table-cell>
          <table:table-cell table:formula="of:=[.I61]*[.E61]+[.J61]*[.E61]"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L61]*1500-[.K61]" office:value-type="float" office:value="2550">
            <text:p>2550</text:p>
          </table:table-cell>
          <table:table-cell table:style-name="ce1" table:formula="of:=[.M61]/[.H61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([.B62]+[.C62]+[.D62])*3"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formula="of:=([.G62]+[.F62])*3"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2*[.I62]" office:value-type="float" office:value="2">
            <text:p>2</text:p>
          </table:table-cell>
          <table:table-cell table:formula="of:=[.I62]*[.E62]+[.J62]*[.E62]" office:value-type="float" office:value="450">
            <text:p>450</text:p>
          </table:table-cell>
          <table:table-cell office:value-type="float" office:value="3">
            <text:p>3</text:p>
          </table:table-cell>
          <table:table-cell table:formula="of:=[.L62]*1500-[.K62]" office:value-type="float" office:value="4050">
            <text:p>4050</text:p>
          </table:table-cell>
          <table:table-cell table:style-name="ce1" table:formula="of:=[.M62]/[.H62]" office:value-type="float" office:value="27">
            <text:p>27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Harvester</text:p>
          </table:table-cell>
          <table:table-cell table:number-columns-repeated="3"/>
          <table:table-cell office:value-type="string">
            <text:p>Porter</text:p>
          </table:table-cell>
          <table:table-cell table:number-columns-repeated="13"/>
        </table:table-row>
        <table:table-row table:style-name="ro2">
          <table:table-cell office:value-type="string">
            <text:p>RCL</text:p>
          </table:table-cell>
          <table:table-cell office:value-type="string">
            <text:p>Ws</text:p>
          </table:table-cell>
          <table:table-cell office:value-type="string">
            <text:p>Ms</text:p>
          </table:table-cell>
          <table:table-cell office:value-type="string">
            <text:p>Cs</text:p>
          </table:table-cell>
          <table:table-cell office:value-type="string">
            <text:p>SpawnTime</text:p>
          </table:table-cell>
          <table:table-cell office:value-type="string">
            <text:p>Cs</text:p>
          </table:table-cell>
          <table:table-cell office:value-type="string">
            <text:p>Ms</text:p>
          </table:table-cell>
          <table:table-cell office:value-type="string">
            <text:p>SpawnTime</text:p>
          </table:table-cell>
          <table:table-cell office:value-type="string">
            <text:p>Harvesters</text:p>
          </table:table-cell>
          <table:table-cell office:value-type="string">
            <text:p>Up</text:p>
          </table:table-cell>
          <table:table-cell office:value-type="string">
            <text:p>Taken</text:p>
          </table:table-cell>
          <table:table-cell office:value-type="string">
            <text:p>Spawn</text:p>
          </table:table-cell>
          <table:table-cell office:value-type="string">
            <text:p>Leftover</text:p>
          </table:table-cell>
          <table:table-cell office:value-type="string">
            <text:p>Porters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([.B66]+[.C66]+[.D66])*3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([.G66]+[.F66])*3"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2*[.I66]" office:value-type="float" office:value="12">
            <text:p>12</text:p>
          </table:table-cell>
          <table:table-cell table:formula="of:=[.I66]*[.E66]+[.J66]*[.E66]" office:value-type="float" office:value="216">
            <text:p>216</text:p>
          </table:table-cell>
          <table:table-cell office:value-type="float" office:value="1">
            <text:p>1</text:p>
          </table:table-cell>
          <table:table-cell table:formula="of:=[.L66]*1500-[.K66]" office:value-type="float" office:value="1284">
            <text:p>1284</text:p>
          </table:table-cell>
          <table:table-cell table:style-name="ce1" table:formula="of:=[.M66]/[.H66]" office:value-type="float" office:value="71.3333333333333">
            <text:p>71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B67]+[.C67]+[.D67])*3"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([.G67]+[.F67])*3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2*[.I67]" office:value-type="float" office:value="6">
            <text:p>6</text:p>
          </table:table-cell>
          <table:table-cell table:formula="of:=[.I67]*[.E67]+[.J67]*[.E67]" office:value-type="float" office:value="189">
            <text:p>189</text:p>
          </table:table-cell>
          <table:table-cell office:value-type="float" office:value="1">
            <text:p>1</text:p>
          </table:table-cell>
          <table:table-cell table:formula="of:=[.L67]*1500-[.K67]" office:value-type="float" office:value="1311">
            <text:p>1311</text:p>
          </table:table-cell>
          <table:table-cell table:style-name="ce1" table:formula="of:=[.M67]/[.H67]" office:value-type="float" office:value="48.5555555555556">
            <text:p>49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B68]+[.C68]+[.D68])*3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([.G68]+[.F68])*3" office:value-type="float" office:value="45">
            <text:p>45</text:p>
          </table:table-cell>
          <table:table-cell office:value-type="float" office:value="2">
            <text:p>2</text:p>
          </table:table-cell>
          <table:table-cell table:formula="of:=2*[.I68]" office:value-type="float" office:value="4">
            <text:p>4</text:p>
          </table:table-cell>
          <table:table-cell table:formula="of:=[.I68]*[.E68]+[.J68]*[.E68]"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[.L68]*1500-[.K68]" office:value-type="float" office:value="1320">
            <text:p>1320</text:p>
          </table:table-cell>
          <table:table-cell table:style-name="ce1" table:formula="of:=[.M68]/[.H68]" office:value-type="float" office:value="29.3333333333333">
            <text:p>29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B69]+[.C69]+[.D69])*3"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([.G69]+[.F69])*3" office:value-type="float" office:value="72">
            <text:p>72</text:p>
          </table:table-cell>
          <table:table-cell office:value-type="float" office:value="2">
            <text:p>2</text:p>
          </table:table-cell>
          <table:table-cell table:formula="of:=2*[.I69]" office:value-type="float" office:value="4">
            <text:p>4</text:p>
          </table:table-cell>
          <table:table-cell table:formula="of:=[.I69]*[.E69]+[.J69]*[.E69]"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[.L69]*1500-[.K69]" office:value-type="float" office:value="1320">
            <text:p>1320</text:p>
          </table:table-cell>
          <table:table-cell table:style-name="ce1" table:formula="of:=[.M69]/[.H69]" office:value-type="float" office:value="18.3333333333333">
            <text:p>18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B70]+[.C70]+[.D70])*3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G70]+[.F70])*3" office:value-type="float" office:value="108">
            <text:p>108</text:p>
          </table:table-cell>
          <table:table-cell office:value-type="float" office:value="2">
            <text:p>2</text:p>
          </table:table-cell>
          <table:table-cell table:formula="of:=2*[.I70]" office:value-type="float" office:value="4">
            <text:p>4</text:p>
          </table:table-cell>
          <table:table-cell table:formula="of:=[.I70]*[.E70]+[.J70]*[.E70]"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[.L70]*1500-[.K70]" office:value-type="float" office:value="1320">
            <text:p>1320</text:p>
          </table:table-cell>
          <table:table-cell table:style-name="ce1" table:formula="of:=[.M70]/[.H70]" office:value-type="float" office:value="12.2222222222222">
            <text:p>1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B71]+[.C71]+[.D71])*3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[.G71]+[.F71])*3" office:value-type="float" office:value="135">
            <text:p>135</text:p>
          </table:table-cell>
          <table:table-cell office:value-type="float" office:value="2">
            <text:p>2</text:p>
          </table:table-cell>
          <table:table-cell table:formula="of:=2*[.I71]" office:value-type="float" office:value="4">
            <text:p>4</text:p>
          </table:table-cell>
          <table:table-cell table:formula="of:=[.I71]*[.E71]+[.J71]*[.E71]"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[.L71]*1500-[.K71]" office:value-type="float" office:value="1320">
            <text:p>1320</text:p>
          </table:table-cell>
          <table:table-cell table:style-name="ce1" table:formula="of:=[.M71]/[.H71]" office:value-type="float" office:value="9.77777777777778">
            <text:p>1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B72]+[.C72]+[.D72])*3"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formula="of:=([.G72]+[.F72])*3" office:value-type="float" office:value="150">
            <text:p>150</text:p>
          </table:table-cell>
          <table:table-cell office:value-type="float" office:value="2">
            <text:p>2</text:p>
          </table:table-cell>
          <table:table-cell table:formula="of:=2*[.I72]" office:value-type="float" office:value="4">
            <text:p>4</text:p>
          </table:table-cell>
          <table:table-cell table:formula="of:=[.I72]*[.E72]+[.J72]*[.E72]" office:value-type="float" office:value="180">
            <text:p>180</text:p>
          </table:table-cell>
          <table:table-cell office:value-type="float" office:value="2">
            <text:p>2</text:p>
          </table:table-cell>
          <table:table-cell table:formula="of:=[.L72]*1500-[.K72]" office:value-type="float" office:value="2820">
            <text:p>2820</text:p>
          </table:table-cell>
          <table:table-cell table:style-name="ce1" table:formula="of:=[.M72]/[.H72]" office:value-type="float" office:value="18.8">
            <text:p>1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B73]+[.C73]+[.D73])*3"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formula="of:=([.G73]+[.F73])*3" office:value-type="float" office:value="150">
            <text:p>150</text:p>
          </table:table-cell>
          <table:table-cell office:value-type="float" office:value="2">
            <text:p>2</text:p>
          </table:table-cell>
          <table:table-cell table:formula="of:=2*[.I73]" office:value-type="float" office:value="4">
            <text:p>4</text:p>
          </table:table-cell>
          <table:table-cell table:formula="of:=[.I73]*[.E73]+[.J73]*[.E73]" office:value-type="float" office:value="180">
            <text:p>180</text:p>
          </table:table-cell>
          <table:table-cell office:value-type="float" office:value="3">
            <text:p>3</text:p>
          </table:table-cell>
          <table:table-cell table:formula="of:=[.L73]*1500-[.K73]" office:value-type="float" office:value="4320">
            <text:p>4320</text:p>
          </table:table-cell>
          <table:table-cell table:style-name="ce1" table:formula="of:=[.M73]/[.H73]" office:value-type="float" office:value="28.8">
            <text:p>29</text:p>
          </table:table-cell>
          <table:table-cell table:number-columns-repeated="5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CL</text:p>
          </table:table-cell>
          <table:table-cell office:value-type="string">
            <text:p>Parts</text:p>
          </table:table-cell>
          <table:table-cell office:value-type="string">
            <text:p>cost</text:p>
          </table:table-cell>
          <table:table-cell/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float" office:value="400">
            <text:p>40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formula="of:=[.B76]*750"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77]*750"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78]*750"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79]*750" office:value-type="float" office:value="750">
            <text:p>750</text:p>
          </table:table-cell>
          <table:table-cell/>
          <table:table-cell table:formula="of:= [.$C79]*1500/((900-[.E$75])*[.$B79])" office:value-type="float" office:value="1323.52941176471">
            <text:p>1323.5294117647</text:p>
          </table:table-cell>
          <table:table-cell table:formula="of:= [.$C79]*1500/((900-[.F$75])*[.$B79])" office:value-type="float" office:value="1363.63636363636">
            <text:p>1363.6363636364</text:p>
          </table:table-cell>
          <table:table-cell table:formula="of:= [.$C79]*1500/((900-[.G$75])*[.$B79])" office:value-type="float" office:value="1406.25">
            <text:p>1406.25</text:p>
          </table:table-cell>
          <table:table-cell table:formula="of:= [.$C79]*1500/((900-[.H$75])*[.$B79])" office:value-type="float" office:value="1451.61290322581">
            <text:p>1451.6129032258</text:p>
          </table:table-cell>
          <table:table-cell table:formula="of:= [.$C79]*1500/((900-[.I$75])*[.$B79])" office:value-type="float" office:value="1500">
            <text:p>1500</text:p>
          </table:table-cell>
          <table:table-cell table:formula="of:= [.$C79]*1500/((900-[.J$75])*[.$B79])" office:value-type="float" office:value="1607.14285714286">
            <text:p>1607.1428571429</text:p>
          </table:table-cell>
          <table:table-cell table:formula="of:= [.$C79]*1500/((900-[.K$75])*[.$B79])" office:value-type="float" office:value="1730.76923076923">
            <text:p>1730.7692307692</text:p>
          </table:table-cell>
          <table:table-cell table:formula="of:= [.$C79]*1500/((900-[.L$75])*[.$B79])" office:value-type="float" office:value="1875">
            <text:p>1875</text:p>
          </table:table-cell>
          <table:table-cell table:formula="of:= [.$C79]*1500/((900-[.M$75])*[.$B79])" office:value-type="float" office:value="2045.45454545455">
            <text:p>2045.4545454546</text:p>
          </table:table-cell>
          <table:table-cell table:formula="of:= [.$C79]*1500/((900-[.N$75])*[.$B79])" office:value-type="float" office:value="2250">
            <text:p>2250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80]*750" office:value-type="float" office:value="750">
            <text:p>750</text:p>
          </table:table-cell>
          <table:table-cell/>
          <table:table-cell table:formula="of:= [.$C80]*1500/((900-[.E$75])*[.$B80])" office:value-type="float" office:value="1323.52941176471">
            <text:p>1323.5294117647</text:p>
          </table:table-cell>
          <table:table-cell table:formula="of:= [.$C80]*1500/((900-[.F$75])*[.$B80])" office:value-type="float" office:value="1363.63636363636">
            <text:p>1363.6363636364</text:p>
          </table:table-cell>
          <table:table-cell table:formula="of:= [.$C80]*1500/((900-[.G$75])*[.$B80])" office:value-type="float" office:value="1406.25">
            <text:p>1406.25</text:p>
          </table:table-cell>
          <table:table-cell table:formula="of:= [.$C80]*1500/((900-[.H$75])*[.$B80])" office:value-type="float" office:value="1451.61290322581">
            <text:p>1451.6129032258</text:p>
          </table:table-cell>
          <table:table-cell table:formula="of:= [.$C80]*1500/((900-[.I$75])*[.$B80])" office:value-type="float" office:value="1500">
            <text:p>1500</text:p>
          </table:table-cell>
          <table:table-cell table:formula="of:= [.$C80]*1500/((900-[.J$75])*[.$B80])" office:value-type="float" office:value="1607.14285714286">
            <text:p>1607.1428571429</text:p>
          </table:table-cell>
          <table:table-cell table:formula="of:= [.$C80]*1500/((900-[.K$75])*[.$B80])" office:value-type="float" office:value="1730.76923076923">
            <text:p>1730.7692307692</text:p>
          </table:table-cell>
          <table:table-cell table:formula="of:= [.$C80]*1500/((900-[.L$75])*[.$B80])" office:value-type="float" office:value="1875">
            <text:p>1875</text:p>
          </table:table-cell>
          <table:table-cell table:formula="of:= [.$C80]*1500/((900-[.M$75])*[.$B80])" office:value-type="float" office:value="2045.45454545455">
            <text:p>2045.4545454546</text:p>
          </table:table-cell>
          <table:table-cell table:formula="of:= [.$C80]*1500/((900-[.N$75])*[.$B80])" office:value-type="float" office:value="2250">
            <text:p>2250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81]*750" office:value-type="float" office:value="1500">
            <text:p>1500</text:p>
          </table:table-cell>
          <table:table-cell/>
          <table:table-cell table:formula="of:= [.$C81]*1500/((900-[.E$75])*[.$B81])" office:value-type="float" office:value="1323.52941176471">
            <text:p>1323.5294117647</text:p>
          </table:table-cell>
          <table:table-cell table:formula="of:= [.$C81]*1500/((900-[.F$75])*[.$B81])" office:value-type="float" office:value="1363.63636363636">
            <text:p>1363.6363636364</text:p>
          </table:table-cell>
          <table:table-cell table:formula="of:= [.$C81]*1500/((900-[.G$75])*[.$B81])" office:value-type="float" office:value="1406.25">
            <text:p>1406.25</text:p>
          </table:table-cell>
          <table:table-cell table:formula="of:= [.$C81]*1500/((900-[.H$75])*[.$B81])" office:value-type="float" office:value="1451.61290322581">
            <text:p>1451.6129032258</text:p>
          </table:table-cell>
          <table:table-cell table:formula="of:= [.$C81]*1500/((900-[.I$75])*[.$B81])" office:value-type="float" office:value="1500">
            <text:p>1500</text:p>
          </table:table-cell>
          <table:table-cell table:formula="of:= [.$C81]*1500/((900-[.J$75])*[.$B81])" office:value-type="float" office:value="1607.14285714286">
            <text:p>1607.1428571429</text:p>
          </table:table-cell>
          <table:table-cell table:formula="of:= [.$C81]*1500/((900-[.K$75])*[.$B81])" office:value-type="float" office:value="1730.76923076923">
            <text:p>1730.7692307692</text:p>
          </table:table-cell>
          <table:table-cell table:formula="of:= [.$C81]*1500/((900-[.L$75])*[.$B81])" office:value-type="float" office:value="1875">
            <text:p>1875</text:p>
          </table:table-cell>
          <table:table-cell table:formula="of:= [.$C81]*1500/((900-[.M$75])*[.$B81])" office:value-type="float" office:value="2045.45454545455">
            <text:p>2045.4545454546</text:p>
          </table:table-cell>
          <table:table-cell table:formula="of:= [.$C81]*1500/((900-[.N$75])*[.$B81])" office:value-type="float" office:value="2250">
            <text:p>2250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82]*750" office:value-type="float" office:value="2250">
            <text:p>2250</text:p>
          </table:table-cell>
          <table:table-cell/>
          <table:table-cell table:formula="of:= [.$C82]*1500/((900-[.E$75])*[.$B82])" office:value-type="float" office:value="1323.52941176471">
            <text:p>1323.5294117647</text:p>
          </table:table-cell>
          <table:table-cell table:formula="of:= [.$C82]*1500/((900-[.F$75])*[.$B82])" office:value-type="float" office:value="1363.63636363636">
            <text:p>1363.6363636364</text:p>
          </table:table-cell>
          <table:table-cell table:formula="of:= [.$C82]*1500/((900-[.G$75])*[.$B82])" office:value-type="float" office:value="1406.25">
            <text:p>1406.25</text:p>
          </table:table-cell>
          <table:table-cell table:formula="of:= [.$C82]*1500/((900-[.H$75])*[.$B82])" office:value-type="float" office:value="1451.61290322581">
            <text:p>1451.6129032258</text:p>
          </table:table-cell>
          <table:table-cell table:formula="of:= [.$C82]*1500/((900-[.I$75])*[.$B82])" office:value-type="float" office:value="1500">
            <text:p>1500</text:p>
          </table:table-cell>
          <table:table-cell table:formula="of:= [.$C82]*1500/((900-[.J$75])*[.$B82])" office:value-type="float" office:value="1607.14285714286">
            <text:p>1607.1428571429</text:p>
          </table:table-cell>
          <table:table-cell table:formula="of:= [.$C82]*1500/((900-[.K$75])*[.$B82])" office:value-type="float" office:value="1730.76923076923">
            <text:p>1730.7692307692</text:p>
          </table:table-cell>
          <table:table-cell table:formula="of:= [.$C82]*1500/((900-[.L$75])*[.$B82])" office:value-type="float" office:value="1875">
            <text:p>1875</text:p>
          </table:table-cell>
          <table:table-cell table:formula="of:= [.$C82]*1500/((900-[.M$75])*[.$B82])" office:value-type="float" office:value="2045.45454545455">
            <text:p>2045.4545454546</text:p>
          </table:table-cell>
          <table:table-cell table:formula="of:= [.$C82]*1500/((900-[.N$75])*[.$B82])" office:value-type="float" office:value="2250">
            <text:p>225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7">
            <text:p>7</text:p>
          </table:table-cell>
          <table:table-cell table:formula="of:=[.B83]*750" office:value-type="float" office:value="5250">
            <text:p>5250</text:p>
          </table:table-cell>
          <table:table-cell/>
          <table:table-cell table:formula="of:= [.$C83]*1500/((900-[.E$75])*[.$B83])" office:value-type="float" office:value="1323.52941176471">
            <text:p>1323.5294117647</text:p>
          </table:table-cell>
          <table:table-cell table:formula="of:= [.$C83]*1500/((900-[.F$75])*[.$B83])" office:value-type="float" office:value="1363.63636363636">
            <text:p>1363.6363636364</text:p>
          </table:table-cell>
          <table:table-cell table:formula="of:= [.$C83]*1500/((900-[.G$75])*[.$B83])" office:value-type="float" office:value="1406.25">
            <text:p>1406.25</text:p>
          </table:table-cell>
          <table:table-cell table:formula="of:= [.$C83]*1500/((900-[.H$75])*[.$B83])" office:value-type="float" office:value="1451.61290322581">
            <text:p>1451.6129032258</text:p>
          </table:table-cell>
          <table:table-cell table:formula="of:= [.$C83]*1500/((900-[.I$75])*[.$B83])" office:value-type="float" office:value="1500">
            <text:p>1500</text:p>
          </table:table-cell>
          <table:table-cell table:formula="of:= [.$C83]*1500/((900-[.J$75])*[.$B83])" office:value-type="float" office:value="1607.14285714286">
            <text:p>1607.1428571429</text:p>
          </table:table-cell>
          <table:table-cell table:formula="of:= [.$C83]*1500/((900-[.K$75])*[.$B83])" office:value-type="float" office:value="1730.76923076923">
            <text:p>1730.7692307692</text:p>
          </table:table-cell>
          <table:table-cell table:formula="of:= [.$C83]*1500/((900-[.L$75])*[.$B83])" office:value-type="float" office:value="1875">
            <text:p>1875</text:p>
          </table:table-cell>
          <table:table-cell table:formula="of:= [.$C83]*1500/((900-[.M$75])*[.$B83])" office:value-type="float" office:value="2045.45454545455">
            <text:p>2045.4545454546</text:p>
          </table:table-cell>
          <table:table-cell table:formula="of:= [.$C83]*1500/((900-[.N$75])*[.$B83])" office:value-type="float" office:value="2250">
            <text:p>225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[.B84]*750" office:value-type="float" office:value="12750">
            <text:p>12750</text:p>
          </table:table-cell>
          <table:table-cell/>
          <table:table-cell table:formula="of:= [.$C84]*1500/((900-[.E$75])*[.$B84])" office:value-type="float" office:value="1323.52941176471">
            <text:p>1323.5294117647</text:p>
          </table:table-cell>
          <table:table-cell table:formula="of:= [.$C84]*1500/((900-[.F$75])*[.$B84])" office:value-type="float" office:value="1363.63636363636">
            <text:p>1363.6363636364</text:p>
          </table:table-cell>
          <table:table-cell table:formula="of:= [.$C84]*1500/((900-[.G$75])*[.$B84])" office:value-type="float" office:value="1406.25">
            <text:p>1406.25</text:p>
          </table:table-cell>
          <table:table-cell table:formula="of:= [.$C84]*1500/((900-[.H$75])*[.$B84])" office:value-type="float" office:value="1451.61290322581">
            <text:p>1451.6129032258</text:p>
          </table:table-cell>
          <table:table-cell table:formula="of:= [.$C84]*1500/((900-[.I$75])*[.$B84])" office:value-type="float" office:value="1500">
            <text:p>1500</text:p>
          </table:table-cell>
          <table:table-cell table:formula="of:= [.$C84]*1500/((900-[.J$75])*[.$B84])" office:value-type="float" office:value="1607.14285714286">
            <text:p>1607.1428571429</text:p>
          </table:table-cell>
          <table:table-cell table:formula="of:= [.$C84]*1500/((900-[.K$75])*[.$B84])" office:value-type="float" office:value="1730.76923076923">
            <text:p>1730.7692307692</text:p>
          </table:table-cell>
          <table:table-cell table:formula="of:= [.$C84]*1500/((900-[.L$75])*[.$B84])" office:value-type="float" office:value="1875">
            <text:p>1875</text:p>
          </table:table-cell>
          <table:table-cell table:formula="of:= [.$C84]*1500/((900-[.M$75])*[.$B84])" office:value-type="float" office:value="2045.45454545455">
            <text:p>2045.4545454546</text:p>
          </table:table-cell>
          <table:table-cell table:formula="of:= [.$C84]*1500/((900-[.N$75])*[.$B84])" office:value-type="float" office:value="2250">
            <text:p>225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3">03/05/2020</text:date>, <text:time>14:4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S</meta:initial-creator>
    <meta:creation-date>2020-04-27T22:21:37.98</meta:creation-date>
    <dc:date>2020-05-03T14:44:33.03</dc:date>
    <dc:creator>P S</dc:creator>
    <meta:editing-duration>PT21H39M48S</meta:editing-duration>
    <meta:editing-cycles>8</meta:editing-cycles>
    <meta:generator>OpenOffice/4.1.6$Win32 OpenOffice.org_project/416m1$Build-9790</meta:generator>
    <meta:document-statistic meta:table-count="3" meta:cell-count="1006" meta:object-count="0"/>
  </office:meta>
</office:document-meta>
</file>